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number-columns-repeated="22" table:default-cell-style-name="Default"/>
        <table:table-row table:style-name="ro1" table:number-rows-repeated="5">
          <table:table-cell table:number-columns-repeated="22"/>
        </table:table-row>
        <table:table-row table:style-name="ro2">
          <table:table-cell table:number-columns-repeated="3"/>
          <table:table-cell office:value-type="string">
            <text:p>NIO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string">
            <text:p>TCP</text:p>
          </table:table-cell>
          <table:table-cell office:value-type="string">
            <text:p>reqSize</text:p>
          </table:table-cell>
          <table:table-cell office:value-type="string">
            <text:p>RPS_3k</text:p>
          </table:table-cell>
          <table:table-cell office:value-type="string">
            <text:p>bps_3k</text:p>
          </table:table-cell>
          <table:table-cell office:value-type="string">
            <text:p>RPS_6k</text:p>
          </table:table-cell>
          <table:table-cell office:value-type="string">
            <text:p>bps_6k</text:p>
          </table:table-cell>
          <table:table-cell office:value-type="string">
            <text:p>RPS_1k</text:p>
          </table:table-cell>
          <table:table-cell office:value-type="string">
            <text:p>bps_1k</text:p>
          </table:table-cell>
        </table:table-row>
        <table:table-row table:style-name="ro2">
          <table:table-cell table:number-columns-repeated="3"/>
          <table:table-cell office:value-type="float" office:value="16">
            <text:p>16</text:p>
          </table:table-cell>
          <table:table-cell office:value-type="float" office:value="86813.962264">
            <text:p>86813,962264</text:p>
          </table:table-cell>
          <table:table-cell office:value-type="float" office:value="11112187.169792">
            <text:p>11112187,169792</text:p>
          </table:table-cell>
          <table:table-cell office:value-type="float" office:value="16">
            <text:p>16</text:p>
          </table:table-cell>
          <table:table-cell office:value-type="float" office:value="132005.660377">
            <text:p>132005,660377</text:p>
          </table:table-cell>
          <table:table-cell office:value-type="float" office:value="16896724.528256">
            <text:p>16896724,528256</text:p>
          </table:table-cell>
          <table:table-cell office:value-type="float" office:value="16">
            <text:p>16</text:p>
          </table:table-cell>
          <table:table-cell office:value-type="float" office:value="40604.754717">
            <text:p>40604,754717</text:p>
          </table:table-cell>
          <table:table-cell office:value-type="float" office:value="5197408.603776">
            <text:p>5197408,603776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87021.773585">
            <text:p>87021,773585</text:p>
          </table:table-cell>
          <table:table-cell office:value-type="float" office:value="11138787.01888">
            <text:p>11138787,01888</text:p>
          </table:table-cell>
          <table:table-cell office:value-type="float" office:value="132506.754717">
            <text:p>132506,754717</text:p>
          </table:table-cell>
          <table:table-cell office:value-type="float" office:value="16960864.603776">
            <text:p>16960864,603776</text:p>
          </table:table-cell>
          <table:table-cell office:value-type="float" office:value="40141.283019">
            <text:p>40141,283019</text:p>
          </table:table-cell>
          <table:table-cell office:value-type="float" office:value="5138084.226432">
            <text:p>5138084,226432</text:p>
          </table:table-cell>
        </table:table-row>
        <table:table-row table:style-name="ro2">
          <table:table-cell table:number-columns-repeated="3"/>
          <table:table-cell office:value-type="float" office:value="32">
            <text:p>32</text:p>
          </table:table-cell>
          <table:table-cell office:value-type="float" office:value="88130.09434">
            <text:p>88130,09434</text:p>
          </table:table-cell>
          <table:table-cell office:value-type="float" office:value="22561304.15104">
            <text:p>22561304,15104</text:p>
          </table:table-cell>
          <table:table-cell office:value-type="float" office:value="32">
            <text:p>32</text:p>
          </table:table-cell>
          <table:table-cell office:value-type="float" office:value="136490.622641">
            <text:p>136490,622641</text:p>
          </table:table-cell>
          <table:table-cell office:value-type="float" office:value="34941599.396096">
            <text:p>34941599,396096</text:p>
          </table:table-cell>
          <table:table-cell office:value-type="float" office:value="32">
            <text:p>32</text:p>
          </table:table-cell>
          <table:table-cell office:value-type="float" office:value="39439.509434">
            <text:p>39439,509434</text:p>
          </table:table-cell>
          <table:table-cell office:value-type="float" office:value="10096514.415104">
            <text:p>10096514,415104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88786.584905">
            <text:p>88786,584905</text:p>
          </table:table-cell>
          <table:table-cell office:value-type="float" office:value="22729365.73568">
            <text:p>22729365,73568</text:p>
          </table:table-cell>
          <table:table-cell office:value-type="float" office:value="136364.886792">
            <text:p>136364,886792</text:p>
          </table:table-cell>
          <table:table-cell office:value-type="float" office:value="34909411.018752">
            <text:p>34909411,018752</text:p>
          </table:table-cell>
          <table:table-cell office:value-type="float" office:value="40400.396227">
            <text:p>40400,396227</text:p>
          </table:table-cell>
          <table:table-cell office:value-type="float" office:value="10342501.434112">
            <text:p>10342501,434112</text:p>
          </table:table-cell>
        </table:table-row>
        <table:table-row table:style-name="ro2">
          <table:table-cell table:number-columns-repeated="3"/>
          <table:table-cell office:value-type="float" office:value="48">
            <text:p>48</text:p>
          </table:table-cell>
          <table:table-cell office:value-type="float" office:value="89907.849057">
            <text:p>89907,849057</text:p>
          </table:table-cell>
          <table:table-cell office:value-type="float" office:value="34524614.037888">
            <text:p>34524614,037888</text:p>
          </table:table-cell>
          <table:table-cell office:value-type="float" office:value="48">
            <text:p>48</text:p>
          </table:table-cell>
          <table:table-cell office:value-type="float" office:value="142236.169812">
            <text:p>142236,169812</text:p>
          </table:table-cell>
          <table:table-cell office:value-type="float" office:value="54618689.207808">
            <text:p>54618689,207808</text:p>
          </table:table-cell>
          <table:table-cell office:value-type="float" office:value="48">
            <text:p>48</text:p>
          </table:table-cell>
          <table:table-cell office:value-type="float" office:value="39933.188679">
            <text:p>39933,188679</text:p>
          </table:table-cell>
          <table:table-cell office:value-type="float" office:value="15334344.452736">
            <text:p>15334344,452736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91884.320754">
            <text:p>91884,320754</text:p>
          </table:table-cell>
          <table:table-cell office:value-type="float" office:value="35283579.169536">
            <text:p>35283579,169536</text:p>
          </table:table-cell>
          <table:table-cell office:value-type="float" office:value="143510.490566">
            <text:p>143510,490566</text:p>
          </table:table-cell>
          <table:table-cell office:value-type="float" office:value="55108028.377344">
            <text:p>55108028,377344</text:p>
          </table:table-cell>
          <table:table-cell office:value-type="float" office:value="39627.905661">
            <text:p>39627,905661</text:p>
          </table:table-cell>
          <table:table-cell office:value-type="float" office:value="15217115.773824">
            <text:p>15217115,773824</text:p>
          </table:table-cell>
        </table:table-row>
        <table:table-row table:style-name="ro2">
          <table:table-cell table:number-columns-repeated="3"/>
          <table:table-cell office:value-type="float" office:value="64">
            <text:p>64</text:p>
          </table:table-cell>
          <table:table-cell office:value-type="float" office:value="102504.45283">
            <text:p>102504,45283</text:p>
          </table:table-cell>
          <table:table-cell office:value-type="float" office:value="52482279.84896">
            <text:p>52482279,84896</text:p>
          </table:table-cell>
          <table:table-cell office:value-type="float" office:value="64">
            <text:p>64</text:p>
          </table:table-cell>
          <table:table-cell office:value-type="float" office:value="144831.981132">
            <text:p>144831,981132</text:p>
          </table:table-cell>
          <table:table-cell office:value-type="float" office:value="74153974.339584">
            <text:p>74153974,339584</text:p>
          </table:table-cell>
          <table:table-cell office:value-type="float" office:value="64">
            <text:p>64</text:p>
          </table:table-cell>
          <table:table-cell office:value-type="float" office:value="39500.566038">
            <text:p>39500,566038</text:p>
          </table:table-cell>
          <table:table-cell office:value-type="float" office:value="20224289.811456">
            <text:p>20224289,811456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104119.754717">
            <text:p>104119,754717</text:p>
          </table:table-cell>
          <table:table-cell office:value-type="float" office:value="53309314.415104">
            <text:p>53309314,415104</text:p>
          </table:table-cell>
          <table:table-cell office:value-type="float" office:value="147408.471698">
            <text:p>147408,471698</text:p>
          </table:table-cell>
          <table:table-cell office:value-type="float" office:value="75473137.509376">
            <text:p>75473137,509376</text:p>
          </table:table-cell>
          <table:table-cell office:value-type="float" office:value="40040.056604">
            <text:p>40040,056604</text:p>
          </table:table-cell>
          <table:table-cell office:value-type="float" office:value="20500508.981248">
            <text:p>20500508,981248</text:p>
          </table:table-cell>
        </table:table-row>
        <table:table-row table:style-name="ro2">
          <table:table-cell table:number-columns-repeated="3"/>
          <table:table-cell office:value-type="float" office:value="80">
            <text:p>80</text:p>
          </table:table-cell>
          <table:table-cell office:value-type="float" office:value="105973.849056">
            <text:p>105973,849056</text:p>
          </table:table-cell>
          <table:table-cell office:value-type="float" office:value="67823263.39584">
            <text:p>67823263,39584</text:p>
          </table:table-cell>
          <table:table-cell office:value-type="float" office:value="80">
            <text:p>80</text:p>
          </table:table-cell>
          <table:table-cell office:value-type="float" office:value="144228.716981">
            <text:p>144228,716981</text:p>
          </table:table-cell>
          <table:table-cell office:value-type="float" office:value="92306378.86784">
            <text:p>92306378,86784</text:p>
          </table:table-cell>
          <table:table-cell office:value-type="float" office:value="80">
            <text:p>80</text:p>
          </table:table-cell>
          <table:table-cell office:value-type="float" office:value="39468.641509">
            <text:p>39468,641509</text:p>
          </table:table-cell>
          <table:table-cell office:value-type="float" office:value="25259930.56576">
            <text:p>25259930,56576</text:p>
          </table:table-cell>
          <table:table-cell table:number-columns-repeated="3"/>
          <table:table-cell office:value-type="float" office:value="80">
            <text:p>80</text:p>
          </table:table-cell>
          <table:table-cell office:value-type="float" office:value="107456.90566">
            <text:p>107456,90566</text:p>
          </table:table-cell>
          <table:table-cell office:value-type="float" office:value="68772419.6224">
            <text:p>68772419,6224</text:p>
          </table:table-cell>
          <table:table-cell office:value-type="float" office:value="146950.226415">
            <text:p>146950,226415</text:p>
          </table:table-cell>
          <table:table-cell office:value-type="float" office:value="94048144.9056">
            <text:p>94048144,9056</text:p>
          </table:table-cell>
          <table:table-cell office:value-type="float" office:value="39493.301887">
            <text:p>39493,301887</text:p>
          </table:table-cell>
          <table:table-cell office:value-type="float" office:value="25275713.20768">
            <text:p>25275713,20768</text:p>
          </table:table-cell>
        </table:table-row>
        <table:table-row table:style-name="ro2">
          <table:table-cell table:number-columns-repeated="3"/>
          <table:table-cell office:value-type="float" office:value="96">
            <text:p>96</text:p>
          </table:table-cell>
          <table:table-cell office:value-type="float" office:value="107429.018868">
            <text:p>107429,018868</text:p>
          </table:table-cell>
          <table:table-cell office:value-type="float" office:value="82505486.490624">
            <text:p>82505486,490624</text:p>
          </table:table-cell>
          <table:table-cell office:value-type="float" office:value="96">
            <text:p>96</text:p>
          </table:table-cell>
          <table:table-cell office:value-type="float" office:value="144261.962264">
            <text:p>144261,962264</text:p>
          </table:table-cell>
          <table:table-cell office:value-type="float" office:value="110793187.018752">
            <text:p>110793187,018752</text:p>
          </table:table-cell>
          <table:table-cell office:value-type="float" office:value="96">
            <text:p>96</text:p>
          </table:table-cell>
          <table:table-cell office:value-type="float" office:value="39014.528302">
            <text:p>39014,528302</text:p>
          </table:table-cell>
          <table:table-cell office:value-type="float" office:value="29963157.735936">
            <text:p>29963157,735936</text:p>
          </table:table-cell>
          <table:table-cell table:number-columns-repeated="3"/>
          <table:table-cell office:value-type="float" office:value="96">
            <text:p>96</text:p>
          </table:table-cell>
          <table:table-cell office:value-type="float" office:value="111925.377359">
            <text:p>111925,377359</text:p>
          </table:table-cell>
          <table:table-cell office:value-type="float" office:value="85958689.811712">
            <text:p>85958689,811712</text:p>
          </table:table-cell>
          <table:table-cell office:value-type="float" office:value="147891.735849">
            <text:p>147891,735849</text:p>
          </table:table-cell>
          <table:table-cell office:value-type="float" office:value="113580853.132032">
            <text:p>113580853,132032</text:p>
          </table:table-cell>
          <table:table-cell office:value-type="float" office:value="39951.622641">
            <text:p>39951,622641</text:p>
          </table:table-cell>
          <table:table-cell office:value-type="float" office:value="30682846.188288">
            <text:p>30682846,188288</text:p>
          </table:table-cell>
        </table:table-row>
        <table:table-row table:style-name="ro2">
          <table:table-cell table:number-columns-repeated="3"/>
          <table:table-cell office:value-type="float" office:value="112">
            <text:p>112</text:p>
          </table:table-cell>
          <table:table-cell office:value-type="float" office:value="110897.264151">
            <text:p>110897,264151</text:p>
          </table:table-cell>
          <table:table-cell office:value-type="float" office:value="99363948.679296">
            <text:p>99363948,679296</text:p>
          </table:table-cell>
          <table:table-cell office:value-type="float" office:value="112">
            <text:p>112</text:p>
          </table:table-cell>
          <table:table-cell office:value-type="float" office:value="145136.264151">
            <text:p>145136,264151</text:p>
          </table:table-cell>
          <table:table-cell office:value-type="float" office:value="130042092.679296">
            <text:p>130042092,679296</text:p>
          </table:table-cell>
          <table:table-cell office:value-type="float" office:value="112">
            <text:p>112</text:p>
          </table:table-cell>
          <table:table-cell office:value-type="float" office:value="39528.773585">
            <text:p>39528,773585</text:p>
          </table:table-cell>
          <table:table-cell office:value-type="float" office:value="35417781.13216">
            <text:p>35417781,13216</text:p>
          </table:table-cell>
          <table:table-cell table:number-columns-repeated="3"/>
          <table:table-cell office:value-type="float" office:value="112">
            <text:p>112</text:p>
          </table:table-cell>
          <table:table-cell office:value-type="float" office:value="116030.056604">
            <text:p>116030,056604</text:p>
          </table:table-cell>
          <table:table-cell office:value-type="float" office:value="103962930.717184">
            <text:p>103962930,717184</text:p>
          </table:table-cell>
          <table:table-cell office:value-type="float" office:value="147370.377358">
            <text:p>147370,377358</text:p>
          </table:table-cell>
          <table:table-cell office:value-type="float" office:value="132043858.112768">
            <text:p>132043858,112768</text:p>
          </table:table-cell>
          <table:table-cell office:value-type="float" office:value="39820.924528">
            <text:p>39820,924528</text:p>
          </table:table-cell>
          <table:table-cell office:value-type="float" office:value="35679548.377088">
            <text:p>35679548,377088</text:p>
          </table:table-cell>
        </table:table-row>
        <table:table-row table:style-name="ro2">
          <table:table-cell table:number-columns-repeated="3"/>
          <table:table-cell office:value-type="float" office:value="128">
            <text:p>128</text:p>
          </table:table-cell>
          <table:table-cell office:value-type="float" office:value="130570.584905">
            <text:p>130570,584905</text:p>
          </table:table-cell>
          <table:table-cell office:value-type="float" office:value="133704278.94272">
            <text:p>133704278,94272</text:p>
          </table:table-cell>
          <table:table-cell office:value-type="float" office:value="128">
            <text:p>128</text:p>
          </table:table-cell>
          <table:table-cell office:value-type="float" office:value="143992.735849">
            <text:p>143992,735849</text:p>
          </table:table-cell>
          <table:table-cell office:value-type="float" office:value="147448561.509376">
            <text:p>147448561,509376</text:p>
          </table:table-cell>
          <table:table-cell office:value-type="float" office:value="128">
            <text:p>128</text:p>
          </table:table-cell>
          <table:table-cell office:value-type="float" office:value="39728.716982">
            <text:p>39728,716982</text:p>
          </table:table-cell>
          <table:table-cell office:value-type="float" office:value="40682206.189568">
            <text:p>40682206,189568</text:p>
          </table:table-cell>
          <table:table-cell table:number-columns-repeated="3"/>
          <table:table-cell office:value-type="float" office:value="128">
            <text:p>128</text:p>
          </table:table-cell>
          <table:table-cell office:value-type="float" office:value="135457.037736">
            <text:p>135457,037736</text:p>
          </table:table-cell>
          <table:table-cell office:value-type="float" office:value="138708006.641664">
            <text:p>138708006,641664</text:p>
          </table:table-cell>
          <table:table-cell office:value-type="float" office:value="147545.339623">
            <text:p>147545,339623</text:p>
          </table:table-cell>
          <table:table-cell office:value-type="float" office:value="151086427.773952">
            <text:p>151086427,773952</text:p>
          </table:table-cell>
          <table:table-cell office:value-type="float" office:value="39878.132075">
            <text:p>39878,132075</text:p>
          </table:table-cell>
          <table:table-cell office:value-type="float" office:value="40835207.2448">
            <text:p>40835207,2448</text:p>
          </table:table-cell>
        </table:table-row>
        <table:table-row table:style-name="ro2">
          <table:table-cell table:number-columns-repeated="3"/>
          <table:table-cell office:value-type="float" office:value="144">
            <text:p>144</text:p>
          </table:table-cell>
          <table:table-cell office:value-type="float" office:value="130340.283019">
            <text:p>130340,283019</text:p>
          </table:table-cell>
          <table:table-cell office:value-type="float" office:value="150152006.037888">
            <text:p>150152006,037888</text:p>
          </table:table-cell>
          <table:table-cell office:value-type="float" office:value="144">
            <text:p>144</text:p>
          </table:table-cell>
          <table:table-cell office:value-type="float" office:value="142055.811321">
            <text:p>142055,811321</text:p>
          </table:table-cell>
          <table:table-cell office:value-type="float" office:value="163648294.641792">
            <text:p>163648294,641792</text:p>
          </table:table-cell>
          <table:table-cell office:value-type="float" office:value="144">
            <text:p>144</text:p>
          </table:table-cell>
          <table:table-cell office:value-type="float" office:value="39199.094339">
            <text:p>39199,094339</text:p>
          </table:table-cell>
          <table:table-cell office:value-type="float" office:value="45157356.678528">
            <text:p>45157356,678528</text:p>
          </table:table-cell>
          <table:table-cell table:number-columns-repeated="3"/>
          <table:table-cell office:value-type="float" office:value="144">
            <text:p>144</text:p>
          </table:table-cell>
          <table:table-cell office:value-type="float" office:value="135479.943396">
            <text:p>135479,943396</text:p>
          </table:table-cell>
          <table:table-cell office:value-type="float" office:value="156072894.792192">
            <text:p>156072894,792192</text:p>
          </table:table-cell>
          <table:table-cell office:value-type="float" office:value="147850.339623">
            <text:p>147850,339623</text:p>
          </table:table-cell>
          <table:table-cell office:value-type="float" office:value="170323591.245696">
            <text:p>170323591,245696</text:p>
          </table:table-cell>
          <table:table-cell office:value-type="float" office:value="39493.320755">
            <text:p>39493,320755</text:p>
          </table:table-cell>
          <table:table-cell office:value-type="float" office:value="45496305.50976">
            <text:p>45496305,50976</text:p>
          </table:table-cell>
        </table:table-row>
        <table:table-row table:style-name="ro2">
          <table:table-cell table:number-columns-repeated="3"/>
          <table:table-cell office:value-type="float" office:value="160">
            <text:p>160</text:p>
          </table:table-cell>
          <table:table-cell office:value-type="float" office:value="128994.943396">
            <text:p>128994,943396</text:p>
          </table:table-cell>
          <table:table-cell office:value-type="float" office:value="165113527.54688">
            <text:p>165113527,54688</text:p>
          </table:table-cell>
          <table:table-cell office:value-type="float" office:value="160">
            <text:p>160</text:p>
          </table:table-cell>
          <table:table-cell office:value-type="float" office:value="141610.09434">
            <text:p>141610,09434</text:p>
          </table:table-cell>
          <table:table-cell office:value-type="float" office:value="181260920.7552">
            <text:p>181260920,7552</text:p>
          </table:table-cell>
          <table:table-cell office:value-type="float" office:value="160">
            <text:p>160</text:p>
          </table:table-cell>
          <table:table-cell office:value-type="float" office:value="39660.264151">
            <text:p>39660,264151</text:p>
          </table:table-cell>
          <table:table-cell office:value-type="float" office:value="50765138.11328">
            <text:p>50765138,11328</text:p>
          </table:table-cell>
          <table:table-cell table:number-columns-repeated="3"/>
          <table:table-cell office:value-type="float" office:value="160">
            <text:p>160</text:p>
          </table:table-cell>
          <table:table-cell office:value-type="float" office:value="134641.679245">
            <text:p>134641,679245</text:p>
          </table:table-cell>
          <table:table-cell office:value-type="float" office:value="172341349.4336">
            <text:p>172341349,4336</text:p>
          </table:table-cell>
          <table:table-cell office:value-type="float" office:value="148293.716981">
            <text:p>148293,716981</text:p>
          </table:table-cell>
          <table:table-cell office:value-type="float" office:value="189815957.73568">
            <text:p>189815957,73568</text:p>
          </table:table-cell>
          <table:table-cell office:value-type="float" office:value="40411.622641">
            <text:p>40411,622641</text:p>
          </table:table-cell>
          <table:table-cell office:value-type="float" office:value="51726876.98048">
            <text:p>51726876,98048</text:p>
          </table:table-cell>
        </table:table-row>
        <table:table-row table:style-name="ro2">
          <table:table-cell table:number-columns-repeated="3"/>
          <table:table-cell office:value-type="float" office:value="176">
            <text:p>176</text:p>
          </table:table-cell>
          <table:table-cell office:value-type="float" office:value="127766.886793">
            <text:p>127766,886793</text:p>
          </table:table-cell>
          <table:table-cell office:value-type="float" office:value="179895776.604544">
            <text:p>179895776,604544</text:p>
          </table:table-cell>
          <table:table-cell office:value-type="float" office:value="176">
            <text:p>176</text:p>
          </table:table-cell>
          <table:table-cell office:value-type="float" office:value="140874.226415">
            <text:p>140874,226415</text:p>
          </table:table-cell>
          <table:table-cell office:value-type="float" office:value="198350910.79232">
            <text:p>198350910,79232</text:p>
          </table:table-cell>
          <table:table-cell office:value-type="float" office:value="176">
            <text:p>176</text:p>
          </table:table-cell>
          <table:table-cell office:value-type="float" office:value="46353.188679">
            <text:p>46353,188679</text:p>
          </table:table-cell>
          <table:table-cell office:value-type="float" office:value="65265289.660032">
            <text:p>65265289,660032</text:p>
          </table:table-cell>
          <table:table-cell table:number-columns-repeated="3"/>
          <table:table-cell office:value-type="float" office:value="176">
            <text:p>176</text:p>
          </table:table-cell>
          <table:table-cell office:value-type="float" office:value="134081.792452">
            <text:p>134081,792452</text:p>
          </table:table-cell>
          <table:table-cell office:value-type="float" office:value="188787163.772416">
            <text:p>188787163,772416</text:p>
          </table:table-cell>
          <table:table-cell office:value-type="float" office:value="144958.377359">
            <text:p>144958,377359</text:p>
          </table:table-cell>
          <table:table-cell office:value-type="float" office:value="204101395.321472">
            <text:p>204101395,321472</text:p>
          </table:table-cell>
          <table:table-cell office:value-type="float" office:value="44410.509434">
            <text:p>44410,509434</text:p>
          </table:table-cell>
          <table:table-cell office:value-type="float" office:value="62529997.283072">
            <text:p>62529997,283072</text:p>
          </table:table-cell>
        </table:table-row>
        <table:table-row table:style-name="ro2">
          <table:table-cell table:number-columns-repeated="3"/>
          <table:table-cell office:value-type="float" office:value="192">
            <text:p>192</text:p>
          </table:table-cell>
          <table:table-cell office:value-type="float" office:value="130593.924528">
            <text:p>130593,924528</text:p>
          </table:table-cell>
          <table:table-cell office:value-type="float" office:value="200592268.075008">
            <text:p>200592268,075008</text:p>
          </table:table-cell>
          <table:table-cell office:value-type="float" office:value="192">
            <text:p>192</text:p>
          </table:table-cell>
          <table:table-cell office:value-type="float" office:value="139021.245283">
            <text:p>139021,245283</text:p>
          </table:table-cell>
          <table:table-cell office:value-type="float" office:value="213536632.754688">
            <text:p>213536632,754688</text:p>
          </table:table-cell>
          <table:table-cell office:value-type="float" office:value="192">
            <text:p>192</text:p>
          </table:table-cell>
          <table:table-cell office:value-type="float" office:value="53625.207547">
            <text:p>53625,207547</text:p>
          </table:table-cell>
          <table:table-cell office:value-type="float" office:value="82368318.792192">
            <text:p>82368318,792192</text:p>
          </table:table-cell>
          <table:table-cell table:number-columns-repeated="3"/>
          <table:table-cell office:value-type="float" office:value="192">
            <text:p>192</text:p>
          </table:table-cell>
          <table:table-cell office:value-type="float" office:value="136543.81132">
            <text:p>136543,81132</text:p>
          </table:table-cell>
          <table:table-cell office:value-type="float" office:value="209731294.18752">
            <text:p>209731294,18752</text:p>
          </table:table-cell>
          <table:table-cell office:value-type="float" office:value="145528.54717">
            <text:p>145528,54717</text:p>
          </table:table-cell>
          <table:table-cell office:value-type="float" office:value="223531848.45312">
            <text:p>223531848,45312</text:p>
          </table:table-cell>
          <table:table-cell office:value-type="float" office:value="57883.037736">
            <text:p>57883,037736</text:p>
          </table:table-cell>
          <table:table-cell office:value-type="float" office:value="88908345.962496">
            <text:p>88908345,962496</text:p>
          </table:table-cell>
        </table:table-row>
        <table:table-row table:style-name="ro2">
          <table:table-cell table:number-columns-repeated="3"/>
          <table:table-cell office:value-type="float" office:value="208">
            <text:p>208</text:p>
          </table:table-cell>
          <table:table-cell office:value-type="float" office:value="128089.849057">
            <text:p>128089,849057</text:p>
          </table:table-cell>
          <table:table-cell office:value-type="float" office:value="213141508.830848">
            <text:p>213141508,830848</text:p>
          </table:table-cell>
          <table:table-cell office:value-type="float" office:value="208">
            <text:p>208</text:p>
          </table:table-cell>
          <table:table-cell office:value-type="float" office:value="138014.867924">
            <text:p>138014,867924</text:p>
          </table:table-cell>
          <table:table-cell office:value-type="float" office:value="229656740.225536">
            <text:p>229656740,225536</text:p>
          </table:table-cell>
          <table:table-cell office:value-type="float" office:value="208">
            <text:p>208</text:p>
          </table:table-cell>
          <table:table-cell office:value-type="float" office:value="55743.792452">
            <text:p>55743,792452</text:p>
          </table:table-cell>
          <table:table-cell office:value-type="float" office:value="92757670.640128">
            <text:p>92757670,640128</text:p>
          </table:table-cell>
          <table:table-cell table:number-columns-repeated="3"/>
          <table:table-cell office:value-type="float" office:value="208">
            <text:p>208</text:p>
          </table:table-cell>
          <table:table-cell office:value-type="float" office:value="135471.584906">
            <text:p>135471,584906</text:p>
          </table:table-cell>
          <table:table-cell office:value-type="float" office:value="225424717.283584">
            <text:p>225424717,283584</text:p>
          </table:table-cell>
          <table:table-cell office:value-type="float" office:value="145330.679245">
            <text:p>145330,679245</text:p>
          </table:table-cell>
          <table:table-cell office:value-type="float" office:value="241830250.26368">
            <text:p>241830250,26368</text:p>
          </table:table-cell>
          <table:table-cell office:value-type="float" office:value="56777.150943">
            <text:p>56777,150943</text:p>
          </table:table-cell>
          <table:table-cell office:value-type="float" office:value="94477179.169152">
            <text:p>94477179,169152</text:p>
          </table:table-cell>
        </table:table-row>
        <table:table-row table:style-name="ro2">
          <table:table-cell table:number-columns-repeated="3"/>
          <table:table-cell office:value-type="float" office:value="224">
            <text:p>224</text:p>
          </table:table-cell>
          <table:table-cell office:value-type="float" office:value="125953.339623">
            <text:p>125953,339623</text:p>
          </table:table-cell>
          <table:table-cell office:value-type="float" office:value="225708384.604416">
            <text:p>225708384,604416</text:p>
          </table:table-cell>
          <table:table-cell office:value-type="float" office:value="224">
            <text:p>224</text:p>
          </table:table-cell>
          <table:table-cell office:value-type="float" office:value="135249.679246">
            <text:p>135249,679246</text:p>
          </table:table-cell>
          <table:table-cell office:value-type="float" office:value="242367425.208832">
            <text:p>242367425,208832</text:p>
          </table:table-cell>
          <table:table-cell office:value-type="float" office:value="224">
            <text:p>224</text:p>
          </table:table-cell>
          <table:table-cell office:value-type="float" office:value="54446.075472">
            <text:p>54446,075472</text:p>
          </table:table-cell>
          <table:table-cell office:value-type="float" office:value="97567367.245824">
            <text:p>97567367,245824</text:p>
          </table:table-cell>
          <table:table-cell table:number-columns-repeated="3"/>
          <table:table-cell office:value-type="float" office:value="224">
            <text:p>224</text:p>
          </table:table-cell>
          <table:table-cell office:value-type="float" office:value="132895.037736">
            <text:p>132895,037736</text:p>
          </table:table-cell>
          <table:table-cell office:value-type="float" office:value="238147907.622912">
            <text:p>238147907,622912</text:p>
          </table:table-cell>
          <table:table-cell office:value-type="float" office:value="143279.245283">
            <text:p>143279,245283</text:p>
          </table:table-cell>
          <table:table-cell office:value-type="float" office:value="256756407.547136">
            <text:p>256756407,547136</text:p>
          </table:table-cell>
          <table:table-cell office:value-type="float" office:value="55314.830189">
            <text:p>55314,830189</text:p>
          </table:table-cell>
          <table:table-cell office:value-type="float" office:value="99124175.698688">
            <text:p>99124175,698688</text:p>
          </table:table-cell>
        </table:table-row>
        <table:table-row table:style-name="ro2">
          <table:table-cell table:number-columns-repeated="3"/>
          <table:table-cell office:value-type="float" office:value="240">
            <text:p>240</text:p>
          </table:table-cell>
          <table:table-cell office:value-type="float" office:value="123632.509434">
            <text:p>123632,509434</text:p>
          </table:table-cell>
          <table:table-cell office:value-type="float" office:value="237374418.11328">
            <text:p>237374418,11328</text:p>
          </table:table-cell>
          <table:table-cell office:value-type="float" office:value="240">
            <text:p>240</text:p>
          </table:table-cell>
          <table:table-cell office:value-type="float" office:value="131418.132075">
            <text:p>131418,132075</text:p>
          </table:table-cell>
          <table:table-cell office:value-type="float" office:value="252322813.584">
            <text:p>252322813,584</text:p>
          </table:table-cell>
          <table:table-cell office:value-type="float" office:value="240">
            <text:p>240</text:p>
          </table:table-cell>
          <table:table-cell office:value-type="float" office:value="53991.037736">
            <text:p>53991,037736</text:p>
          </table:table-cell>
          <table:table-cell office:value-type="float" office:value="103662792.45312">
            <text:p>103662792,45312</text:p>
          </table:table-cell>
          <table:table-cell table:number-columns-repeated="3"/>
          <table:table-cell office:value-type="float" office:value="240">
            <text:p>240</text:p>
          </table:table-cell>
          <table:table-cell office:value-type="float" office:value="130008.320754">
            <text:p>130008,320754</text:p>
          </table:table-cell>
          <table:table-cell office:value-type="float" office:value="249615975.84768">
            <text:p>249615975,84768</text:p>
          </table:table-cell>
          <table:table-cell office:value-type="float" office:value="140356.603774">
            <text:p>140356,603774</text:p>
          </table:table-cell>
          <table:table-cell office:value-type="float" office:value="269484679.24608">
            <text:p>269484679,24608</text:p>
          </table:table-cell>
          <table:table-cell office:value-type="float" office:value="54314.320755">
            <text:p>54314,320755</text:p>
          </table:table-cell>
          <table:table-cell office:value-type="float" office:value="104283495.8496">
            <text:p>104283495,8496</text:p>
          </table:table-cell>
        </table:table-row>
        <table:table-row table:style-name="ro2">
          <table:table-cell table:number-columns-repeated="3"/>
          <table:table-cell office:value-type="float" office:value="256">
            <text:p>256</text:p>
          </table:table-cell>
          <table:table-cell office:value-type="float" office:value="123196.622641">
            <text:p>123196,622641</text:p>
          </table:table-cell>
          <table:table-cell office:value-type="float" office:value="252306683.168768">
            <text:p>252306683,168768</text:p>
          </table:table-cell>
          <table:table-cell office:value-type="float" office:value="256">
            <text:p>256</text:p>
          </table:table-cell>
          <table:table-cell office:value-type="float" office:value="130042.679246">
            <text:p>130042,679246</text:p>
          </table:table-cell>
          <table:table-cell office:value-type="float" office:value="266327407.095808">
            <text:p>266327407,095808</text:p>
          </table:table-cell>
          <table:table-cell office:value-type="float" office:value="256">
            <text:p>256</text:p>
          </table:table-cell>
          <table:table-cell office:value-type="float" office:value="52555.811321">
            <text:p>52555,811321</text:p>
          </table:table-cell>
          <table:table-cell office:value-type="float" office:value="107634301.585408">
            <text:p>107634301,585408</text:p>
          </table:table-cell>
          <table:table-cell table:number-columns-repeated="3"/>
          <table:table-cell office:value-type="float" office:value="256">
            <text:p>256</text:p>
          </table:table-cell>
          <table:table-cell office:value-type="float" office:value="129643.358491">
            <text:p>129643,358491</text:p>
          </table:table-cell>
          <table:table-cell office:value-type="float" office:value="265509598.189568">
            <text:p>265509598,189568</text:p>
          </table:table-cell>
          <table:table-cell office:value-type="float" office:value="139856.056603">
            <text:p>139856,056603</text:p>
          </table:table-cell>
          <table:table-cell office:value-type="float" office:value="286425203.922944">
            <text:p>286425203,922944</text:p>
          </table:table-cell>
          <table:table-cell office:value-type="float" office:value="54533.188679">
            <text:p>54533,188679</text:p>
          </table:table-cell>
          <table:table-cell office:value-type="float" office:value="111683970.414592">
            <text:p>111683970,414592</text:p>
          </table:table-cell>
        </table:table-row>
        <table:table-row table:style-name="ro2">
          <table:table-cell table:number-columns-repeated="3"/>
          <table:table-cell office:value-type="float" office:value="272">
            <text:p>272</text:p>
          </table:table-cell>
          <table:table-cell office:value-type="float" office:value="120056.471698">
            <text:p>120056,471698</text:p>
          </table:table-cell>
          <table:table-cell office:value-type="float" office:value="261242882.414848">
            <text:p>261242882,414848</text:p>
          </table:table-cell>
          <table:table-cell office:value-type="float" office:value="272">
            <text:p>272</text:p>
          </table:table-cell>
          <table:table-cell office:value-type="float" office:value="126982.641509">
            <text:p>126982,641509</text:p>
          </table:table-cell>
          <table:table-cell office:value-type="float" office:value="276314227.923584">
            <text:p>276314227,923584</text:p>
          </table:table-cell>
          <table:table-cell office:value-type="float" office:value="272">
            <text:p>272</text:p>
          </table:table-cell>
          <table:table-cell office:value-type="float" office:value="51652.169812">
            <text:p>51652,169812</text:p>
          </table:table-cell>
          <table:table-cell office:value-type="float" office:value="112395121.510912">
            <text:p>112395121,510912</text:p>
          </table:table-cell>
          <table:table-cell table:number-columns-repeated="3"/>
          <table:table-cell office:value-type="float" office:value="272">
            <text:p>272</text:p>
          </table:table-cell>
          <table:table-cell office:value-type="float" office:value="126058.528302">
            <text:p>126058,528302</text:p>
          </table:table-cell>
          <table:table-cell office:value-type="float" office:value="274303357.585152">
            <text:p>274303357,585152</text:p>
          </table:table-cell>
          <table:table-cell office:value-type="float" office:value="133633.320754">
            <text:p>133633,320754</text:p>
          </table:table-cell>
          <table:table-cell office:value-type="float" office:value="290786105.960704">
            <text:p>290786105,960704</text:p>
          </table:table-cell>
          <table:table-cell office:value-type="float" office:value="52226.886792">
            <text:p>52226,886792</text:p>
          </table:table-cell>
          <table:table-cell office:value-type="float" office:value="113645705.659392">
            <text:p>113645705,659392</text:p>
          </table:table-cell>
        </table:table-row>
        <table:table-row table:style-name="ro2">
          <table:table-cell table:number-columns-repeated="3"/>
          <table:table-cell office:value-type="float" office:value="288">
            <text:p>288</text:p>
          </table:table-cell>
          <table:table-cell office:value-type="float" office:value="117456.90566">
            <text:p>117456,90566</text:p>
          </table:table-cell>
          <table:table-cell office:value-type="float" office:value="270620710.64064">
            <text:p>270620710,64064</text:p>
          </table:table-cell>
          <table:table-cell office:value-type="float" office:value="288">
            <text:p>288</text:p>
          </table:table-cell>
          <table:table-cell office:value-type="float" office:value="122652">
            <text:p>122652</text:p>
          </table:table-cell>
          <table:table-cell office:value-type="float" office:value="282590208">
            <text:p>282590208</text:p>
          </table:table-cell>
          <table:table-cell office:value-type="float" office:value="288">
            <text:p>288</text:p>
          </table:table-cell>
          <table:table-cell office:value-type="float" office:value="50790.811321">
            <text:p>50790,811321</text:p>
          </table:table-cell>
          <table:table-cell office:value-type="float" office:value="117022029.283584">
            <text:p>117022029,283584</text:p>
          </table:table-cell>
          <table:table-cell table:number-columns-repeated="3"/>
          <table:table-cell office:value-type="float" office:value="288">
            <text:p>288</text:p>
          </table:table-cell>
          <table:table-cell office:value-type="float" office:value="122435.150943">
            <text:p>122435,150943</text:p>
          </table:table-cell>
          <table:table-cell office:value-type="float" office:value="282090587.772672">
            <text:p>282090587,772672</text:p>
          </table:table-cell>
          <table:table-cell office:value-type="float" office:value="127548.113207">
            <text:p>127548,113207</text:p>
          </table:table-cell>
          <table:table-cell office:value-type="float" office:value="293870852.828928">
            <text:p>293870852,828928</text:p>
          </table:table-cell>
          <table:table-cell office:value-type="float" office:value="51625.113207">
            <text:p>51625,113207</text:p>
          </table:table-cell>
          <table:table-cell office:value-type="float" office:value="118944260.828928">
            <text:p>118944260,828928</text:p>
          </table:table-cell>
        </table:table-row>
        <table:table-row table:style-name="ro2">
          <table:table-cell table:number-columns-repeated="3"/>
          <table:table-cell office:value-type="float" office:value="304">
            <text:p>304</text:p>
          </table:table-cell>
          <table:table-cell office:value-type="float" office:value="113652.339623">
            <text:p>113652,339623</text:p>
          </table:table-cell>
          <table:table-cell office:value-type="float" office:value="276402489.963136">
            <text:p>276402489,963136</text:p>
          </table:table-cell>
          <table:table-cell office:value-type="float" office:value="304">
            <text:p>304</text:p>
          </table:table-cell>
          <table:table-cell office:value-type="float" office:value="117736.264151">
            <text:p>117736,264151</text:p>
          </table:table-cell>
          <table:table-cell office:value-type="float" office:value="286334594.415232">
            <text:p>286334594,415232</text:p>
          </table:table-cell>
          <table:table-cell office:value-type="float" office:value="304">
            <text:p>304</text:p>
          </table:table-cell>
          <table:table-cell office:value-type="float" office:value="49125.207547">
            <text:p>49125,207547</text:p>
          </table:table-cell>
          <table:table-cell office:value-type="float" office:value="119472504.754304">
            <text:p>119472504,754304</text:p>
          </table:table-cell>
          <table:table-cell table:number-columns-repeated="3"/>
          <table:table-cell office:value-type="float" office:value="304">
            <text:p>304</text:p>
          </table:table-cell>
          <table:table-cell office:value-type="float" office:value="119404.056604">
            <text:p>119404,056604</text:p>
          </table:table-cell>
          <table:table-cell office:value-type="float" office:value="290390665.660928">
            <text:p>290390665,660928</text:p>
          </table:table-cell>
          <table:table-cell office:value-type="float" office:value="121129.924529">
            <text:p>121129,924529</text:p>
          </table:table-cell>
          <table:table-cell office:value-type="float" office:value="294587976.454528">
            <text:p>294587976,454528</text:p>
          </table:table-cell>
          <table:table-cell office:value-type="float" office:value="50472.867924">
            <text:p>50472,867924</text:p>
          </table:table-cell>
          <table:table-cell office:value-type="float" office:value="122750014.791168">
            <text:p>122750014,791168</text:p>
          </table:table-cell>
        </table:table-row>
        <table:table-row table:style-name="ro2">
          <table:table-cell table:number-columns-repeated="3"/>
          <table:table-cell office:value-type="float" office:value="320">
            <text:p>320</text:p>
          </table:table-cell>
          <table:table-cell office:value-type="float" office:value="108518.566038">
            <text:p>108518,566038</text:p>
          </table:table-cell>
          <table:table-cell office:value-type="float" office:value="277807529.05728">
            <text:p>277807529,05728</text:p>
          </table:table-cell>
          <table:table-cell office:value-type="float" office:value="320">
            <text:p>320</text:p>
          </table:table-cell>
          <table:table-cell office:value-type="float" office:value="111695.849057">
            <text:p>111695,849057</text:p>
          </table:table-cell>
          <table:table-cell office:value-type="float" office:value="285941373.58592">
            <text:p>285941373,58592</text:p>
          </table:table-cell>
          <table:table-cell office:value-type="float" office:value="320">
            <text:p>320</text:p>
          </table:table-cell>
          <table:table-cell office:value-type="float" office:value="48366.396227">
            <text:p>48366,396227</text:p>
          </table:table-cell>
          <table:table-cell office:value-type="float" office:value="123817974.34112">
            <text:p>123817974,34112</text:p>
          </table:table-cell>
          <table:table-cell table:number-columns-repeated="3"/>
          <table:table-cell office:value-type="float" office:value="320">
            <text:p>320</text:p>
          </table:table-cell>
          <table:table-cell office:value-type="float" office:value="115475.603773">
            <text:p>115475,603773</text:p>
          </table:table-cell>
          <table:table-cell office:value-type="float" office:value="295617545.65888">
            <text:p>295617545,65888</text:p>
          </table:table-cell>
          <table:table-cell office:value-type="float" office:value="113771.396227">
            <text:p>113771,396227</text:p>
          </table:table-cell>
          <table:table-cell office:value-type="float" office:value="291254774.34112">
            <text:p>291254774,34112</text:p>
          </table:table-cell>
          <table:table-cell office:value-type="float" office:value="49028.924528">
            <text:p>49028,924528</text:p>
          </table:table-cell>
          <table:table-cell office:value-type="float" office:value="125514046.79168">
            <text:p>125514046,79168</text:p>
          </table:table-cell>
        </table:table-row>
        <table:table-row table:style-name="ro2">
          <table:table-cell table:number-columns-repeated="3"/>
          <table:table-cell office:value-type="float" office:value="336">
            <text:p>336</text:p>
          </table:table-cell>
          <table:table-cell office:value-type="float" office:value="106687.943396">
            <text:p>106687,943396</text:p>
          </table:table-cell>
          <table:table-cell office:value-type="float" office:value="286777191.848448">
            <text:p>286777191,848448</text:p>
          </table:table-cell>
          <table:table-cell office:value-type="float" office:value="336">
            <text:p>336</text:p>
          </table:table-cell>
          <table:table-cell office:value-type="float" office:value="101651.490566">
            <text:p>101651,490566</text:p>
          </table:table-cell>
          <table:table-cell office:value-type="float" office:value="273239206.641408">
            <text:p>273239206,641408</text:p>
          </table:table-cell>
          <table:table-cell office:value-type="float" office:value="336">
            <text:p>336</text:p>
          </table:table-cell>
          <table:table-cell office:value-type="float" office:value="47633.773585">
            <text:p>47633,773585</text:p>
          </table:table-cell>
          <table:table-cell office:value-type="float" office:value="128039583.39648">
            <text:p>128039583,39648</text:p>
          </table:table-cell>
          <table:table-cell table:number-columns-repeated="3"/>
          <table:table-cell office:value-type="float" office:value="336">
            <text:p>336</text:p>
          </table:table-cell>
          <table:table-cell office:value-type="float" office:value="112549.490566">
            <text:p>112549,490566</text:p>
          </table:table-cell>
          <table:table-cell office:value-type="float" office:value="302533030.641408">
            <text:p>302533030,641408</text:p>
          </table:table-cell>
          <table:table-cell office:value-type="float" office:value="108349.54717">
            <text:p>108349,54717</text:p>
          </table:table-cell>
          <table:table-cell office:value-type="float" office:value="291243582.79296">
            <text:p>291243582,79296</text:p>
          </table:table-cell>
          <table:table-cell office:value-type="float" office:value="48749.301887">
            <text:p>48749,301887</text:p>
          </table:table-cell>
          <table:table-cell office:value-type="float" office:value="131038123.472256">
            <text:p>131038123,472256</text:p>
          </table:table-cell>
        </table:table-row>
        <table:table-row table:style-name="ro2">
          <table:table-cell table:number-columns-repeated="3"/>
          <table:table-cell office:value-type="float" office:value="352">
            <text:p>352</text:p>
          </table:table-cell>
          <table:table-cell office:value-type="float" office:value="99889.943396">
            <text:p>99889,943396</text:p>
          </table:table-cell>
          <table:table-cell office:value-type="float" office:value="281290080.603136">
            <text:p>281290080,603136</text:p>
          </table:table-cell>
          <table:table-cell office:value-type="float" office:value="352">
            <text:p>352</text:p>
          </table:table-cell>
          <table:table-cell office:value-type="float" office:value="96970.301887">
            <text:p>96970,301887</text:p>
          </table:table-cell>
          <table:table-cell office:value-type="float" office:value="273068370.113792">
            <text:p>273068370,113792</text:p>
          </table:table-cell>
          <table:table-cell office:value-type="float" office:value="352">
            <text:p>352</text:p>
          </table:table-cell>
          <table:table-cell office:value-type="float" office:value="49777.981132">
            <text:p>49777,981132</text:p>
          </table:table-cell>
          <table:table-cell office:value-type="float" office:value="140174794.867712">
            <text:p>140174794,867712</text:p>
          </table:table-cell>
          <table:table-cell table:number-columns-repeated="3"/>
          <table:table-cell office:value-type="float" office:value="352">
            <text:p>352</text:p>
          </table:table-cell>
          <table:table-cell office:value-type="float" office:value="108981.867924">
            <text:p>108981,867924</text:p>
          </table:table-cell>
          <table:table-cell office:value-type="float" office:value="306892940.073984">
            <text:p>306892940,073984</text:p>
          </table:table-cell>
          <table:table-cell office:value-type="float" office:value="103166.792452">
            <text:p>103166,792452</text:p>
          </table:table-cell>
          <table:table-cell office:value-type="float" office:value="290517687.544832">
            <text:p>290517687,544832</text:p>
          </table:table-cell>
          <table:table-cell office:value-type="float" office:value="47670.811321">
            <text:p>47670,811321</text:p>
          </table:table-cell>
          <table:table-cell office:value-type="float" office:value="134241004.679936">
            <text:p>134241004,679936</text:p>
          </table:table-cell>
        </table:table-row>
        <table:table-row table:style-name="ro2">
          <table:table-cell table:number-columns-repeated="3"/>
          <table:table-cell office:value-type="float" office:value="368">
            <text:p>368</text:p>
          </table:table-cell>
          <table:table-cell office:value-type="float" office:value="99588.377359">
            <text:p>99588,377359</text:p>
          </table:table-cell>
          <table:table-cell office:value-type="float" office:value="293188182.944896">
            <text:p>293188182,944896</text:p>
          </table:table-cell>
          <table:table-cell office:value-type="float" office:value="368">
            <text:p>368</text:p>
          </table:table-cell>
          <table:table-cell office:value-type="float" office:value="98272.471698">
            <text:p>98272,471698</text:p>
          </table:table-cell>
          <table:table-cell office:value-type="float" office:value="289314156.678912">
            <text:p>289314156,678912</text:p>
          </table:table-cell>
          <table:table-cell office:value-type="float" office:value="368">
            <text:p>368</text:p>
          </table:table-cell>
          <table:table-cell office:value-type="float" office:value="48807.094339">
            <text:p>48807,094339</text:p>
          </table:table-cell>
          <table:table-cell office:value-type="float" office:value="143688085.734016">
            <text:p>143688085,734016</text:p>
          </table:table-cell>
          <table:table-cell table:number-columns-repeated="3"/>
          <table:table-cell office:value-type="float" office:value="368">
            <text:p>368</text:p>
          </table:table-cell>
          <table:table-cell office:value-type="float" office:value="104352.566038">
            <text:p>104352,566038</text:p>
          </table:table-cell>
          <table:table-cell office:value-type="float" office:value="307213954.415872">
            <text:p>307213954,415872</text:p>
          </table:table-cell>
          <table:table-cell office:value-type="float" office:value="97601.433962">
            <text:p>97601,433962</text:p>
          </table:table-cell>
          <table:table-cell office:value-type="float" office:value="287338621.584128">
            <text:p>287338621,584128</text:p>
          </table:table-cell>
          <table:table-cell office:value-type="float" office:value="50536.528302">
            <text:p>50536,528302</text:p>
          </table:table-cell>
          <table:table-cell office:value-type="float" office:value="148779539.321088">
            <text:p>148779539,321088</text:p>
          </table:table-cell>
        </table:table-row>
        <table:table-row table:style-name="ro2">
          <table:table-cell table:number-columns-repeated="3"/>
          <table:table-cell office:value-type="float" office:value="384">
            <text:p>384</text:p>
          </table:table-cell>
          <table:table-cell office:value-type="float" office:value="96742.188679">
            <text:p>96742,188679</text:p>
          </table:table-cell>
          <table:table-cell office:value-type="float" office:value="297192003.621888">
            <text:p>297192003,621888</text:p>
          </table:table-cell>
          <table:table-cell office:value-type="float" office:value="384">
            <text:p>384</text:p>
          </table:table-cell>
          <table:table-cell office:value-type="float" office:value="86273.735849">
            <text:p>86273,735849</text:p>
          </table:table-cell>
          <table:table-cell office:value-type="float" office:value="265032916.528128">
            <text:p>265032916,528128</text:p>
          </table:table-cell>
          <table:table-cell office:value-type="float" office:value="384">
            <text:p>384</text:p>
          </table:table-cell>
          <table:table-cell office:value-type="float" office:value="57624.018868">
            <text:p>57624,018868</text:p>
          </table:table-cell>
          <table:table-cell office:value-type="float" office:value="177020985.962496">
            <text:p>177020985,962496</text:p>
          </table:table-cell>
          <table:table-cell table:number-columns-repeated="3"/>
          <table:table-cell office:value-type="float" office:value="384">
            <text:p>384</text:p>
          </table:table-cell>
          <table:table-cell office:value-type="float" office:value="100763.018868">
            <text:p>100763,018868</text:p>
          </table:table-cell>
          <table:table-cell office:value-type="float" office:value="309543993.962496">
            <text:p>309543993,962496</text:p>
          </table:table-cell>
          <table:table-cell office:value-type="float" office:value="94202.90566">
            <text:p>94202,90566</text:p>
          </table:table-cell>
          <table:table-cell office:value-type="float" office:value="289391326.18752">
            <text:p>289391326,18752</text:p>
          </table:table-cell>
          <table:table-cell office:value-type="float" office:value="60033.226415">
            <text:p>60033,226415</text:p>
          </table:table-cell>
          <table:table-cell office:value-type="float" office:value="184422071.54688">
            <text:p>184422071,54688</text:p>
          </table:table-cell>
        </table:table-row>
        <table:table-row table:style-name="ro2">
          <table:table-cell table:number-columns-repeated="3"/>
          <table:table-cell office:value-type="float" office:value="400">
            <text:p>400</text:p>
          </table:table-cell>
          <table:table-cell office:value-type="float" office:value="93691.698113">
            <text:p>93691,698113</text:p>
          </table:table-cell>
          <table:table-cell office:value-type="float" office:value="299813433.9616">
            <text:p>299813433,9616</text:p>
          </table:table-cell>
          <table:table-cell office:value-type="float" office:value="400">
            <text:p>400</text:p>
          </table:table-cell>
          <table:table-cell office:value-type="float" office:value="90995.962264">
            <text:p>90995,962264</text:p>
          </table:table-cell>
          <table:table-cell office:value-type="float" office:value="291187079.2448">
            <text:p>291187079,2448</text:p>
          </table:table-cell>
          <table:table-cell office:value-type="float" office:value="400">
            <text:p>400</text:p>
          </table:table-cell>
          <table:table-cell office:value-type="float" office:value="57641.660377">
            <text:p>57641,660377</text:p>
          </table:table-cell>
          <table:table-cell office:value-type="float" office:value="184453313.2064">
            <text:p>184453313,2064</text:p>
          </table:table-cell>
          <table:table-cell table:number-columns-repeated="3"/>
          <table:table-cell office:value-type="float" office:value="400">
            <text:p>400</text:p>
          </table:table-cell>
          <table:table-cell office:value-type="float" office:value="96568.433962">
            <text:p>96568,433962</text:p>
          </table:table-cell>
          <table:table-cell office:value-type="float" office:value="309018988.6784">
            <text:p>309018988,6784</text:p>
          </table:table-cell>
          <table:table-cell office:value-type="float" office:value="90426.811321">
            <text:p>90426,811321</text:p>
          </table:table-cell>
          <table:table-cell office:value-type="float" office:value="289365796.2272">
            <text:p>289365796,2272</text:p>
          </table:table-cell>
          <table:table-cell office:value-type="float" office:value="59565.150944">
            <text:p>59565,150944</text:p>
          </table:table-cell>
          <table:table-cell office:value-type="float" office:value="190608483.0208">
            <text:p>190608483,0208</text:p>
          </table:table-cell>
        </table:table-row>
        <table:table-row table:style-name="ro2">
          <table:table-cell table:number-columns-repeated="3"/>
          <table:table-cell office:value-type="float" office:value="416">
            <text:p>416</text:p>
          </table:table-cell>
          <table:table-cell office:value-type="float" office:value="91104.584905">
            <text:p>91104,584905</text:p>
          </table:table-cell>
          <table:table-cell office:value-type="float" office:value="303196058.56384">
            <text:p>303196058,56384</text:p>
          </table:table-cell>
          <table:table-cell office:value-type="float" office:value="416">
            <text:p>416</text:p>
          </table:table-cell>
          <table:table-cell office:value-type="float" office:value="86732.716982">
            <text:p>86732,716982</text:p>
          </table:table-cell>
          <table:table-cell office:value-type="float" office:value="288646482.116096">
            <text:p>288646482,116096</text:p>
          </table:table-cell>
          <table:table-cell office:value-type="float" office:value="416">
            <text:p>416</text:p>
          </table:table-cell>
          <table:table-cell office:value-type="float" office:value="56670.301887">
            <text:p>56670,301887</text:p>
          </table:table-cell>
          <table:table-cell office:value-type="float" office:value="188598764.679936">
            <text:p>188598764,679936</text:p>
          </table:table-cell>
          <table:table-cell table:number-columns-repeated="3"/>
          <table:table-cell office:value-type="float" office:value="416">
            <text:p>416</text:p>
          </table:table-cell>
          <table:table-cell office:value-type="float" office:value="92909.830188">
            <text:p>92909,830188</text:p>
          </table:table-cell>
          <table:table-cell office:value-type="float" office:value="309203914.865664">
            <text:p>309203914,865664</text:p>
          </table:table-cell>
          <table:table-cell office:value-type="float" office:value="87003.54717">
            <text:p>87003,54717</text:p>
          </table:table-cell>
          <table:table-cell office:value-type="float" office:value="289547804.98176">
            <text:p>289547804,98176</text:p>
          </table:table-cell>
          <table:table-cell office:value-type="float" office:value="58854.283019">
            <text:p>58854,283019</text:p>
          </table:table-cell>
          <table:table-cell office:value-type="float" office:value="195867053.887232">
            <text:p>195867053,887232</text:p>
          </table:table-cell>
        </table:table-row>
        <table:table-row table:style-name="ro2">
          <table:table-cell table:number-columns-repeated="3"/>
          <table:table-cell office:value-type="float" office:value="432">
            <text:p>432</text:p>
          </table:table-cell>
          <table:table-cell office:value-type="float" office:value="84735.09434">
            <text:p>84735,09434</text:p>
          </table:table-cell>
          <table:table-cell office:value-type="float" office:value="292844486.03904">
            <text:p>292844486,03904</text:p>
          </table:table-cell>
          <table:table-cell office:value-type="float" office:value="432">
            <text:p>432</text:p>
          </table:table-cell>
          <table:table-cell office:value-type="float" office:value="76391.943396">
            <text:p>76391,943396</text:p>
          </table:table-cell>
          <table:table-cell office:value-type="float" office:value="264010556.376576">
            <text:p>264010556,376576</text:p>
          </table:table-cell>
          <table:table-cell office:value-type="float" office:value="432">
            <text:p>432</text:p>
          </table:table-cell>
          <table:table-cell office:value-type="float" office:value="56171.867925">
            <text:p>56171,867925</text:p>
          </table:table-cell>
          <table:table-cell office:value-type="float" office:value="194129975.5488">
            <text:p>194129975,5488</text:p>
          </table:table-cell>
          <table:table-cell table:number-columns-repeated="3"/>
          <table:table-cell office:value-type="float" office:value="432">
            <text:p>432</text:p>
          </table:table-cell>
          <table:table-cell office:value-type="float" office:value="85384.792453">
            <text:p>85384,792453</text:p>
          </table:table-cell>
          <table:table-cell office:value-type="float" office:value="295089842.717568">
            <text:p>295089842,717568</text:p>
          </table:table-cell>
          <table:table-cell office:value-type="float" office:value="80527.301887">
            <text:p>80527,301887</text:p>
          </table:table-cell>
          <table:table-cell office:value-type="float" office:value="278302355.321472">
            <text:p>278302355,321472</text:p>
          </table:table-cell>
          <table:table-cell office:value-type="float" office:value="57430.603773">
            <text:p>57430,603773</text:p>
          </table:table-cell>
          <table:table-cell office:value-type="float" office:value="198480166.639488">
            <text:p>198480166,639488</text:p>
          </table:table-cell>
        </table:table-row>
        <table:table-row table:style-name="ro2">
          <table:table-cell table:number-columns-repeated="3"/>
          <table:table-cell office:value-type="float" office:value="448">
            <text:p>448</text:p>
          </table:table-cell>
          <table:table-cell office:value-type="float" office:value="81559.283019">
            <text:p>81559,283019</text:p>
          </table:table-cell>
          <table:table-cell office:value-type="float" office:value="292308470.340096">
            <text:p>292308470,340096</text:p>
          </table:table-cell>
          <table:table-cell office:value-type="float" office:value="448">
            <text:p>448</text:p>
          </table:table-cell>
          <table:table-cell office:value-type="float" office:value="77522.245283">
            <text:p>77522,245283</text:p>
          </table:table-cell>
          <table:table-cell office:value-type="float" office:value="277839727.094272">
            <text:p>277839727,094272</text:p>
          </table:table-cell>
          <table:table-cell office:value-type="float" office:value="448">
            <text:p>448</text:p>
          </table:table-cell>
          <table:table-cell office:value-type="float" office:value="54326.641509">
            <text:p>54326,641509</text:p>
          </table:table-cell>
          <table:table-cell office:value-type="float" office:value="194706683.168256">
            <text:p>194706683,168256</text:p>
          </table:table-cell>
          <table:table-cell table:number-columns-repeated="3"/>
          <table:table-cell office:value-type="float" office:value="448">
            <text:p>448</text:p>
          </table:table-cell>
          <table:table-cell office:value-type="float" office:value="81465.943396">
            <text:p>81465,943396</text:p>
          </table:table-cell>
          <table:table-cell office:value-type="float" office:value="291973941.131264">
            <text:p>291973941,131264</text:p>
          </table:table-cell>
          <table:table-cell office:value-type="float" office:value="75824.867924">
            <text:p>75824,867924</text:p>
          </table:table-cell>
          <table:table-cell office:value-type="float" office:value="271756326.639616">
            <text:p>271756326,639616</text:p>
          </table:table-cell>
          <table:table-cell office:value-type="float" office:value="56284.584906">
            <text:p>56284,584906</text:p>
          </table:table-cell>
          <table:table-cell office:value-type="float" office:value="201723952.303104">
            <text:p>201723952,303104</text:p>
          </table:table-cell>
        </table:table-row>
        <table:table-row table:style-name="ro2">
          <table:table-cell table:number-columns-repeated="3"/>
          <table:table-cell office:value-type="float" office:value="464">
            <text:p>464</text:p>
          </table:table-cell>
          <table:table-cell office:value-type="float" office:value="78278.45283">
            <text:p>78278,45283</text:p>
          </table:table-cell>
          <table:table-cell office:value-type="float" office:value="290569616.90496">
            <text:p>290569616,90496</text:p>
          </table:table-cell>
          <table:table-cell office:value-type="float" office:value="464">
            <text:p>464</text:p>
          </table:table-cell>
          <table:table-cell office:value-type="float" office:value="75164.773584">
            <text:p>75164,773584</text:p>
          </table:table-cell>
          <table:table-cell office:value-type="float" office:value="279011639.543808">
            <text:p>279011639,543808</text:p>
          </table:table-cell>
          <table:table-cell office:value-type="float" office:value="464">
            <text:p>464</text:p>
          </table:table-cell>
          <table:table-cell office:value-type="float" office:value="53211.73585">
            <text:p>53211,73585</text:p>
          </table:table-cell>
          <table:table-cell office:value-type="float" office:value="197521963.4752">
            <text:p>197521963,4752</text:p>
          </table:table-cell>
          <table:table-cell table:number-columns-repeated="3"/>
          <table:table-cell office:value-type="float" office:value="464">
            <text:p>464</text:p>
          </table:table-cell>
          <table:table-cell office:value-type="float" office:value="78675.584905">
            <text:p>78675,584905</text:p>
          </table:table-cell>
          <table:table-cell office:value-type="float" office:value="292043771.16736">
            <text:p>292043771,16736</text:p>
          </table:table-cell>
          <table:table-cell office:value-type="float" office:value="74806.981132">
            <text:p>74806,981132</text:p>
          </table:table-cell>
          <table:table-cell office:value-type="float" office:value="277683513.961984">
            <text:p>277683513,961984</text:p>
          </table:table-cell>
          <table:table-cell office:value-type="float" office:value="56402.566038">
            <text:p>56402,566038</text:p>
          </table:table-cell>
          <table:table-cell office:value-type="float" office:value="209366325.133056">
            <text:p>209366325,133056</text:p>
          </table:table-cell>
        </table:table-row>
        <table:table-row table:style-name="ro2">
          <table:table-cell table:number-columns-repeated="3"/>
          <table:table-cell office:value-type="float" office:value="480">
            <text:p>480</text:p>
          </table:table-cell>
          <table:table-cell office:value-type="float" office:value="72023.490566">
            <text:p>72023,490566</text:p>
          </table:table-cell>
          <table:table-cell office:value-type="float" office:value="276570203.77344">
            <text:p>276570203,77344</text:p>
          </table:table-cell>
          <table:table-cell office:value-type="float" office:value="480">
            <text:p>480</text:p>
          </table:table-cell>
          <table:table-cell office:value-type="float" office:value="68264.207548">
            <text:p>68264,207548</text:p>
          </table:table-cell>
          <table:table-cell office:value-type="float" office:value="262134556.98432">
            <text:p>262134556,98432</text:p>
          </table:table-cell>
          <table:table-cell office:value-type="float" office:value="480">
            <text:p>480</text:p>
          </table:table-cell>
          <table:table-cell office:value-type="float" office:value="53043.584906">
            <text:p>53043,584906</text:p>
          </table:table-cell>
          <table:table-cell office:value-type="float" office:value="203687366.03904">
            <text:p>203687366,03904</text:p>
          </table:table-cell>
          <table:table-cell table:number-columns-repeated="3"/>
          <table:table-cell office:value-type="float" office:value="480">
            <text:p>480</text:p>
          </table:table-cell>
          <table:table-cell office:value-type="float" office:value="76737.056604">
            <text:p>76737,056604</text:p>
          </table:table-cell>
          <table:table-cell office:value-type="float" office:value="294670297.35936">
            <text:p>294670297,35936</text:p>
          </table:table-cell>
          <table:table-cell office:value-type="float" office:value="73210.792453">
            <text:p>73210,792453</text:p>
          </table:table-cell>
          <table:table-cell office:value-type="float" office:value="281129443.01952">
            <text:p>281129443,01952</text:p>
          </table:table-cell>
          <table:table-cell office:value-type="float" office:value="55881.490566">
            <text:p>55881,490566</text:p>
          </table:table-cell>
          <table:table-cell office:value-type="float" office:value="214584923.77344">
            <text:p>214584923,77344</text:p>
          </table:table-cell>
        </table:table-row>
        <table:table-row table:style-name="ro2">
          <table:table-cell table:number-columns-repeated="3"/>
          <table:table-cell office:value-type="float" office:value="496">
            <text:p>496</text:p>
          </table:table-cell>
          <table:table-cell office:value-type="float" office:value="74363.320755">
            <text:p>74363,320755</text:p>
          </table:table-cell>
          <table:table-cell office:value-type="float" office:value="295073656.75584">
            <text:p>295073656,75584</text:p>
          </table:table-cell>
          <table:table-cell office:value-type="float" office:value="496">
            <text:p>496</text:p>
          </table:table-cell>
          <table:table-cell office:value-type="float" office:value="65795.09434">
            <text:p>65795,09434</text:p>
          </table:table-cell>
          <table:table-cell office:value-type="float" office:value="261074934.34112">
            <text:p>261074934,34112</text:p>
          </table:table-cell>
          <table:table-cell office:value-type="float" office:value="496">
            <text:p>496</text:p>
          </table:table-cell>
          <table:table-cell office:value-type="float" office:value="52022.735849">
            <text:p>52022,735849</text:p>
          </table:table-cell>
          <table:table-cell office:value-type="float" office:value="206426215.848832">
            <text:p>206426215,848832</text:p>
          </table:table-cell>
          <table:table-cell table:number-columns-repeated="3"/>
          <table:table-cell office:value-type="float" office:value="496">
            <text:p>496</text:p>
          </table:table-cell>
          <table:table-cell office:value-type="float" office:value="73207.45283">
            <text:p>73207,45283</text:p>
          </table:table-cell>
          <table:table-cell office:value-type="float" office:value="290487172.82944">
            <text:p>290487172,82944</text:p>
          </table:table-cell>
          <table:table-cell office:value-type="float" office:value="70622.415094">
            <text:p>70622,415094</text:p>
          </table:table-cell>
          <table:table-cell office:value-type="float" office:value="280229743.092992">
            <text:p>280229743,092992</text:p>
          </table:table-cell>
          <table:table-cell office:value-type="float" office:value="54581.867925">
            <text:p>54581,867925</text:p>
          </table:table-cell>
          <table:table-cell office:value-type="float" office:value="216580851.9264">
            <text:p>216580851,9264</text:p>
          </table:table-cell>
        </table:table-row>
        <table:table-row table:style-name="ro2">
          <table:table-cell table:number-columns-repeated="3"/>
          <table:table-cell office:value-type="float" office:value="512">
            <text:p>512</text:p>
          </table:table-cell>
          <table:table-cell office:value-type="float" office:value="68491.283019">
            <text:p>68491,283019</text:p>
          </table:table-cell>
          <table:table-cell office:value-type="float" office:value="280540295.245824">
            <text:p>280540295,245824</text:p>
          </table:table-cell>
          <table:table-cell office:value-type="float" office:value="512">
            <text:p>512</text:p>
          </table:table-cell>
          <table:table-cell office:value-type="float" office:value="69504.54717">
            <text:p>69504,54717</text:p>
          </table:table-cell>
          <table:table-cell office:value-type="float" office:value="284690625.20832">
            <text:p>284690625,20832</text:p>
          </table:table-cell>
          <table:table-cell office:value-type="float" office:value="512">
            <text:p>512</text:p>
          </table:table-cell>
          <table:table-cell office:value-type="float" office:value="52476.339623">
            <text:p>52476,339623</text:p>
          </table:table-cell>
          <table:table-cell office:value-type="float" office:value="214943087.095808">
            <text:p>214943087,095808</text:p>
          </table:table-cell>
          <table:table-cell table:number-columns-repeated="3"/>
          <table:table-cell office:value-type="float" office:value="512">
            <text:p>512</text:p>
          </table:table-cell>
          <table:table-cell office:value-type="float" office:value="71234.283019">
            <text:p>71234,283019</text:p>
          </table:table-cell>
          <table:table-cell office:value-type="float" office:value="291775623.245824">
            <text:p>291775623,245824</text:p>
          </table:table-cell>
          <table:table-cell office:value-type="float" office:value="69400.207547">
            <text:p>69400,207547</text:p>
          </table:table-cell>
          <table:table-cell office:value-type="float" office:value="284263250.112512">
            <text:p>284263250,112512</text:p>
          </table:table-cell>
          <table:table-cell office:value-type="float" office:value="54308.245283">
            <text:p>54308,245283</text:p>
          </table:table-cell>
          <table:table-cell office:value-type="float" office:value="222446572.679168">
            <text:p>222446572,679168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3">
          <table:table-cell table:number-columns-repeated="4"/>
          <table:table-cell office:value-type="string">
            <text:p>nio1</text:p>
          </table:table-cell>
          <table:table-cell office:value-type="string">
            <text:p>tcp</text:p>
          </table:table-cell>
          <table:table-cell office:value-type="string">
            <text:p>zysk_nio</text:p>
          </table:table-cell>
          <table:table-cell/>
          <table:table-cell office:value-type="string">
            <text:p>nio3</text:p>
          </table:table-cell>
          <table:table-cell office:value-type="string">
            <text:p>tcp</text:p>
          </table:table-cell>
          <table:table-cell office:value-type="string">
            <text:p>zysk_nio</text:p>
          </table:table-cell>
          <table:table-cell/>
          <table:table-cell office:value-type="string">
            <text:p>nio6</text:p>
          </table:table-cell>
          <table:table-cell office:value-type="string">
            <text:p>tcp</text:p>
          </table:table-cell>
          <table:table-cell office:value-type="string">
            <text:p>zysk_nio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7]" office:value-type="float" office:value="16">
            <text:p>16</text:p>
          </table:table-cell>
          <table:table-cell table:formula="of:=[.K7]" office:value-type="float" office:value="40604.754717">
            <text:p>40604,754717</text:p>
          </table:table-cell>
          <table:table-cell table:formula="of:=[.U7]" office:value-type="float" office:value="40141.283019">
            <text:p>40141,283019</text:p>
          </table:table-cell>
          <table:table-cell table:formula="of:=([.E43]-[.F43])/[.F43]" office:value-type="float" office:value="0.0115460110674745">
            <text:p>0,0115460111</text:p>
          </table:table-cell>
          <table:table-cell/>
          <table:table-cell table:formula="of:=[.E7]" office:value-type="float" office:value="86813.962264">
            <text:p>86813,962264</text:p>
          </table:table-cell>
          <table:table-cell table:formula="of:=[.Q7]" office:value-type="float" office:value="87021.773585">
            <text:p>87021,773585</text:p>
          </table:table-cell>
          <table:table-cell table:formula="of:=([.I43]-[.J43])/[.J43]" office:value-type="float" office:value="-0.00238803821663113">
            <text:p>-0,0023880382</text:p>
          </table:table-cell>
          <table:table-cell/>
          <table:table-cell table:formula="of:=[.H7]" office:value-type="float" office:value="132005.660377">
            <text:p>132005,660377</text:p>
          </table:table-cell>
          <table:table-cell table:formula="of:=[.S7]" office:value-type="float" office:value="132506.754717">
            <text:p>132506,754717</text:p>
          </table:table-cell>
          <table:table-cell table:formula="of:=([.M43]-[.N43])/[.N43]" office:value-type="float" office:value="-0.0037816512906849">
            <text:p>-0,0037816513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8]" office:value-type="float" office:value="32">
            <text:p>32</text:p>
          </table:table-cell>
          <table:table-cell table:formula="of:=[.K8]" office:value-type="float" office:value="39439.509434">
            <text:p>39439,509434</text:p>
          </table:table-cell>
          <table:table-cell table:formula="of:=[.U8]" office:value-type="float" office:value="40400.396227">
            <text:p>40400,396227</text:p>
          </table:table-cell>
          <table:table-cell table:formula="of:=([.E44]-[.F44])/[.F44]" office:value-type="float" office:value="-0.023784093294556">
            <text:p>-0,0237840933</text:p>
          </table:table-cell>
          <table:table-cell/>
          <table:table-cell table:formula="of:=[.E8]" office:value-type="float" office:value="88130.09434">
            <text:p>88130,09434</text:p>
          </table:table-cell>
          <table:table-cell table:formula="of:=[.Q8]" office:value-type="float" office:value="88786.584905">
            <text:p>88786,584905</text:p>
          </table:table-cell>
          <table:table-cell table:formula="of:=([.I44]-[.J44])/[.J44]" office:value-type="float" office:value="-0.00739402879052543">
            <text:p>-0,0073940288</text:p>
          </table:table-cell>
          <table:table-cell/>
          <table:table-cell table:formula="of:=[.H8]" office:value-type="float" office:value="136490.622641">
            <text:p>136490,622641</text:p>
          </table:table-cell>
          <table:table-cell table:formula="of:=[.S8]" office:value-type="float" office:value="136364.886792">
            <text:p>136364,886792</text:p>
          </table:table-cell>
          <table:table-cell table:formula="of:=([.M44]-[.N44])/[.N44]" office:value-type="float" office:value="0.000922054437604433">
            <text:p>0,0009220544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9]" office:value-type="float" office:value="48">
            <text:p>48</text:p>
          </table:table-cell>
          <table:table-cell table:formula="of:=[.K9]" office:value-type="float" office:value="39933.188679">
            <text:p>39933,188679</text:p>
          </table:table-cell>
          <table:table-cell table:formula="of:=[.U9]" office:value-type="float" office:value="39627.905661">
            <text:p>39627,905661</text:p>
          </table:table-cell>
          <table:table-cell table:formula="of:=([.E45]-[.F45])/[.F45]" office:value-type="float" office:value="0.00770373838606484">
            <text:p>0,0077037384</text:p>
          </table:table-cell>
          <table:table-cell/>
          <table:table-cell table:formula="of:=[.E9]" office:value-type="float" office:value="89907.849057">
            <text:p>89907,849057</text:p>
          </table:table-cell>
          <table:table-cell table:formula="of:=[.Q9]" office:value-type="float" office:value="91884.320754">
            <text:p>91884,320754</text:p>
          </table:table-cell>
          <table:table-cell table:formula="of:=([.I45]-[.J45])/[.J45]" office:value-type="float" office:value="-0.0215104348683337">
            <text:p>-0,0215104349</text:p>
          </table:table-cell>
          <table:table-cell/>
          <table:table-cell table:formula="of:=[.H9]" office:value-type="float" office:value="142236.169812">
            <text:p>142236,169812</text:p>
          </table:table-cell>
          <table:table-cell table:formula="of:=[.S9]" office:value-type="float" office:value="143510.490566">
            <text:p>143510,490566</text:p>
          </table:table-cell>
          <table:table-cell table:formula="of:=([.M45]-[.N45])/[.N45]" office:value-type="float" office:value="-0.00887963485438669">
            <text:p>-0,0088796349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10]" office:value-type="float" office:value="64">
            <text:p>64</text:p>
          </table:table-cell>
          <table:table-cell table:formula="of:=[.K10]" office:value-type="float" office:value="39500.566038">
            <text:p>39500,566038</text:p>
          </table:table-cell>
          <table:table-cell table:formula="of:=[.U10]" office:value-type="float" office:value="40040.056604">
            <text:p>40040,056604</text:p>
          </table:table-cell>
          <table:table-cell table:formula="of:=([.E46]-[.F46])/[.F46]" office:value-type="float" office:value="-0.0134737713119543">
            <text:p>-0,0134737713</text:p>
          </table:table-cell>
          <table:table-cell/>
          <table:table-cell table:formula="of:=[.E10]" office:value-type="float" office:value="102504.45283">
            <text:p>102504,45283</text:p>
          </table:table-cell>
          <table:table-cell table:formula="of:=[.Q10]" office:value-type="float" office:value="104119.754717">
            <text:p>104119,754717</text:p>
          </table:table-cell>
          <table:table-cell table:formula="of:=([.I46]-[.J46])/[.J46]" office:value-type="float" office:value="-0.0155138848664256">
            <text:p>-0,0155138849</text:p>
          </table:table-cell>
          <table:table-cell/>
          <table:table-cell table:formula="of:=[.H10]" office:value-type="float" office:value="144831.981132">
            <text:p>144831,981132</text:p>
          </table:table-cell>
          <table:table-cell table:formula="of:=[.S10]" office:value-type="float" office:value="147408.471698">
            <text:p>147408,471698</text:p>
          </table:table-cell>
          <table:table-cell table:formula="of:=([.M46]-[.N46])/[.N46]" office:value-type="float" office:value="-0.0174785786483056">
            <text:p>-0,0174785786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11]" office:value-type="float" office:value="80">
            <text:p>80</text:p>
          </table:table-cell>
          <table:table-cell table:formula="of:=[.K11]" office:value-type="float" office:value="39468.641509">
            <text:p>39468,641509</text:p>
          </table:table-cell>
          <table:table-cell table:formula="of:=[.U11]" office:value-type="float" office:value="39493.301887">
            <text:p>39493,301887</text:p>
          </table:table-cell>
          <table:table-cell table:formula="of:=([.E47]-[.F47])/[.F47]" office:value-type="float" office:value="-0.000624419251410274">
            <text:p>-0,0006244193</text:p>
          </table:table-cell>
          <table:table-cell/>
          <table:table-cell table:formula="of:=[.E11]" office:value-type="float" office:value="105973.849056">
            <text:p>105973,849056</text:p>
          </table:table-cell>
          <table:table-cell table:formula="of:=[.Q11]" office:value-type="float" office:value="107456.90566">
            <text:p>107456,90566</text:p>
          </table:table-cell>
          <table:table-cell table:formula="of:=([.I47]-[.J47])/[.J47]" office:value-type="float" office:value="-0.0138014080611299">
            <text:p>-0,0138014081</text:p>
          </table:table-cell>
          <table:table-cell/>
          <table:table-cell table:formula="of:=[.H11]" office:value-type="float" office:value="144228.716981">
            <text:p>144228,716981</text:p>
          </table:table-cell>
          <table:table-cell table:formula="of:=[.S11]" office:value-type="float" office:value="146950.226415">
            <text:p>146950,226415</text:p>
          </table:table-cell>
          <table:table-cell table:formula="of:=([.M47]-[.N47])/[.N47]" office:value-type="float" office:value="-0.0185199403933835">
            <text:p>-0,0185199404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12]" office:value-type="float" office:value="96">
            <text:p>96</text:p>
          </table:table-cell>
          <table:table-cell table:formula="of:=[.K12]" office:value-type="float" office:value="39014.528302">
            <text:p>39014,528302</text:p>
          </table:table-cell>
          <table:table-cell table:formula="of:=[.U12]" office:value-type="float" office:value="39951.622641">
            <text:p>39951,622641</text:p>
          </table:table-cell>
          <table:table-cell table:formula="of:=([.E48]-[.F48])/[.F48]" office:value-type="float" office:value="-0.0234557266276919">
            <text:p>-0,0234557266</text:p>
          </table:table-cell>
          <table:table-cell/>
          <table:table-cell table:formula="of:=[.E12]" office:value-type="float" office:value="107429.018868">
            <text:p>107429,018868</text:p>
          </table:table-cell>
          <table:table-cell table:formula="of:=[.Q12]" office:value-type="float" office:value="111925.377359">
            <text:p>111925,377359</text:p>
          </table:table-cell>
          <table:table-cell table:formula="of:=([.I48]-[.J48])/[.J48]" office:value-type="float" office:value="-0.0401728240466678">
            <text:p>-0,040172824</text:p>
          </table:table-cell>
          <table:table-cell/>
          <table:table-cell table:formula="of:=[.H12]" office:value-type="float" office:value="144261.962264">
            <text:p>144261,962264</text:p>
          </table:table-cell>
          <table:table-cell table:formula="of:=[.S12]" office:value-type="float" office:value="147891.735849">
            <text:p>147891,735849</text:p>
          </table:table-cell>
          <table:table-cell table:formula="of:=([.M48]-[.N48])/[.N48]" office:value-type="float" office:value="-0.0245434510871253">
            <text:p>-0,0245434511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13]" office:value-type="float" office:value="112">
            <text:p>112</text:p>
          </table:table-cell>
          <table:table-cell table:formula="of:=[.K13]" office:value-type="float" office:value="39528.773585">
            <text:p>39528,773585</text:p>
          </table:table-cell>
          <table:table-cell table:formula="of:=[.U13]" office:value-type="float" office:value="39820.924528">
            <text:p>39820,924528</text:p>
          </table:table-cell>
          <table:table-cell table:formula="of:=([.E49]-[.F49])/[.F49]" office:value-type="float" office:value="-0.00733661878680328">
            <text:p>-0,0073366188</text:p>
          </table:table-cell>
          <table:table-cell/>
          <table:table-cell table:formula="of:=[.E13]" office:value-type="float" office:value="110897.264151">
            <text:p>110897,264151</text:p>
          </table:table-cell>
          <table:table-cell table:formula="of:=[.Q13]" office:value-type="float" office:value="116030.056604">
            <text:p>116030,056604</text:p>
          </table:table-cell>
          <table:table-cell table:formula="of:=([.I49]-[.J49])/[.J49]" office:value-type="float" office:value="-0.0442367486772652">
            <text:p>-0,0442367487</text:p>
          </table:table-cell>
          <table:table-cell/>
          <table:table-cell table:formula="of:=[.H13]" office:value-type="float" office:value="145136.264151">
            <text:p>145136,264151</text:p>
          </table:table-cell>
          <table:table-cell table:formula="of:=[.S13]" office:value-type="float" office:value="147370.377358">
            <text:p>147370,377358</text:p>
          </table:table-cell>
          <table:table-cell table:formula="of:=([.M49]-[.N49])/[.N49]" office:value-type="float" office:value="-0.0151598526586707">
            <text:p>-0,0151598527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14]" office:value-type="float" office:value="128">
            <text:p>128</text:p>
          </table:table-cell>
          <table:table-cell table:formula="of:=[.K14]" office:value-type="float" office:value="39728.716982">
            <text:p>39728,716982</text:p>
          </table:table-cell>
          <table:table-cell table:formula="of:=[.U14]" office:value-type="float" office:value="39878.132075">
            <text:p>39878,132075</text:p>
          </table:table-cell>
          <table:table-cell table:formula="of:=([.E50]-[.F50])/[.F50]" office:value-type="float" office:value="-0.00374679267120621">
            <text:p>-0,0037467927</text:p>
          </table:table-cell>
          <table:table-cell/>
          <table:table-cell table:formula="of:=[.E14]" office:value-type="float" office:value="130570.584905">
            <text:p>130570,584905</text:p>
          </table:table-cell>
          <table:table-cell table:formula="of:=[.Q14]" office:value-type="float" office:value="135457.037736">
            <text:p>135457,037736</text:p>
          </table:table-cell>
          <table:table-cell table:formula="of:=([.I50]-[.J50])/[.J50]" office:value-type="float" office:value="-0.0360738202508421">
            <text:p>-0,0360738203</text:p>
          </table:table-cell>
          <table:table-cell/>
          <table:table-cell table:formula="of:=[.H14]" office:value-type="float" office:value="143992.735849">
            <text:p>143992,735849</text:p>
          </table:table-cell>
          <table:table-cell table:formula="of:=[.S14]" office:value-type="float" office:value="147545.339623">
            <text:p>147545,339623</text:p>
          </table:table-cell>
          <table:table-cell table:formula="of:=([.M50]-[.N50])/[.N50]" office:value-type="float" office:value="-0.0240780480296934">
            <text:p>-0,024078048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15]" office:value-type="float" office:value="144">
            <text:p>144</text:p>
          </table:table-cell>
          <table:table-cell table:formula="of:=[.K15]" office:value-type="float" office:value="39199.094339">
            <text:p>39199,094339</text:p>
          </table:table-cell>
          <table:table-cell table:formula="of:=[.U15]" office:value-type="float" office:value="39493.320755">
            <text:p>39493,320755</text:p>
          </table:table-cell>
          <table:table-cell table:formula="of:=([.E51]-[.F51])/[.F51]" office:value-type="float" office:value="-0.00745002978668861">
            <text:p>-0,0074500298</text:p>
          </table:table-cell>
          <table:table-cell/>
          <table:table-cell table:formula="of:=[.E15]" office:value-type="float" office:value="130340.283019">
            <text:p>130340,283019</text:p>
          </table:table-cell>
          <table:table-cell table:formula="of:=[.Q15]" office:value-type="float" office:value="135479.943396">
            <text:p>135479,943396</text:p>
          </table:table-cell>
          <table:table-cell table:formula="of:=([.I51]-[.J51])/[.J51]" office:value-type="float" office:value="-0.0379366882519065">
            <text:p>-0,0379366883</text:p>
          </table:table-cell>
          <table:table-cell/>
          <table:table-cell table:formula="of:=[.H15]" office:value-type="float" office:value="142055.811321">
            <text:p>142055,811321</text:p>
          </table:table-cell>
          <table:table-cell table:formula="of:=[.S15]" office:value-type="float" office:value="147850.339623">
            <text:p>147850,339623</text:p>
          </table:table-cell>
          <table:table-cell table:formula="of:=([.M51]-[.N51])/[.N51]" office:value-type="float" office:value="-0.039191849790642">
            <text:p>-0,0391918498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16]" office:value-type="float" office:value="160">
            <text:p>160</text:p>
          </table:table-cell>
          <table:table-cell table:formula="of:=[.K16]" office:value-type="float" office:value="39660.264151">
            <text:p>39660,264151</text:p>
          </table:table-cell>
          <table:table-cell table:formula="of:=[.U16]" office:value-type="float" office:value="40411.622641">
            <text:p>40411,622641</text:p>
          </table:table-cell>
          <table:table-cell table:formula="of:=([.E52]-[.F52])/[.F52]" office:value-type="float" office:value="-0.0185926335271106">
            <text:p>-0,0185926335</text:p>
          </table:table-cell>
          <table:table-cell/>
          <table:table-cell table:formula="of:=[.E16]" office:value-type="float" office:value="128994.943396">
            <text:p>128994,943396</text:p>
          </table:table-cell>
          <table:table-cell table:formula="of:=[.Q16]" office:value-type="float" office:value="134641.679245">
            <text:p>134641,679245</text:p>
          </table:table-cell>
          <table:table-cell table:formula="of:=([.I52]-[.J52])/[.J52]" office:value-type="float" office:value="-0.0419389885855846">
            <text:p>-0,0419389886</text:p>
          </table:table-cell>
          <table:table-cell/>
          <table:table-cell table:formula="of:=[.H16]" office:value-type="float" office:value="141610.09434">
            <text:p>141610,09434</text:p>
          </table:table-cell>
          <table:table-cell table:formula="of:=[.S16]" office:value-type="float" office:value="148293.716981">
            <text:p>148293,716981</text:p>
          </table:table-cell>
          <table:table-cell table:formula="of:=([.M52]-[.N52])/[.N52]" office:value-type="float" office:value="-0.0450701673480632">
            <text:p>-0,0450701673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17]" office:value-type="float" office:value="176">
            <text:p>176</text:p>
          </table:table-cell>
          <table:table-cell table:formula="of:=[.K17]" office:value-type="float" office:value="46353.188679">
            <text:p>46353,188679</text:p>
          </table:table-cell>
          <table:table-cell table:formula="of:=[.U17]" office:value-type="float" office:value="44410.509434">
            <text:p>44410,509434</text:p>
          </table:table-cell>
          <table:table-cell table:formula="of:=([.E53]-[.F53])/[.F53]" office:value-type="float" office:value="0.0437436829651117">
            <text:p>0,043743683</text:p>
          </table:table-cell>
          <table:table-cell/>
          <table:table-cell table:formula="of:=[.E17]" office:value-type="float" office:value="127766.886793">
            <text:p>127766,886793</text:p>
          </table:table-cell>
          <table:table-cell table:formula="of:=[.Q17]" office:value-type="float" office:value="134081.792452">
            <text:p>134081,792452</text:p>
          </table:table-cell>
          <table:table-cell table:formula="of:=([.I53]-[.J53])/[.J53]" office:value-type="float" office:value="-0.0470974137764505">
            <text:p>-0,0470974138</text:p>
          </table:table-cell>
          <table:table-cell/>
          <table:table-cell table:formula="of:=[.H17]" office:value-type="float" office:value="140874.226415">
            <text:p>140874,226415</text:p>
          </table:table-cell>
          <table:table-cell table:formula="of:=[.S17]" office:value-type="float" office:value="144958.377359">
            <text:p>144958,377359</text:p>
          </table:table-cell>
          <table:table-cell table:formula="of:=([.M53]-[.N53])/[.N53]" office:value-type="float" office:value="-0.0281746458425462">
            <text:p>-0,0281746458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18]" office:value-type="float" office:value="192">
            <text:p>192</text:p>
          </table:table-cell>
          <table:table-cell table:formula="of:=[.K18]" office:value-type="float" office:value="53625.207547">
            <text:p>53625,207547</text:p>
          </table:table-cell>
          <table:table-cell table:formula="of:=[.U18]" office:value-type="float" office:value="57883.037736">
            <text:p>57883,037736</text:p>
          </table:table-cell>
          <table:table-cell table:formula="of:=([.E54]-[.F54])/[.F54]" office:value-type="float" office:value="-0.0735592041388641">
            <text:p>-0,0735592041</text:p>
          </table:table-cell>
          <table:table-cell/>
          <table:table-cell table:formula="of:=[.E18]" office:value-type="float" office:value="130593.924528">
            <text:p>130593,924528</text:p>
          </table:table-cell>
          <table:table-cell table:formula="of:=[.Q18]" office:value-type="float" office:value="136543.81132">
            <text:p>136543,81132</text:p>
          </table:table-cell>
          <table:table-cell table:formula="of:=([.I54]-[.J54])/[.J54]" office:value-type="float" office:value="-0.0435749283287254">
            <text:p>-0,0435749283</text:p>
          </table:table-cell>
          <table:table-cell/>
          <table:table-cell table:formula="of:=[.H18]" office:value-type="float" office:value="139021.245283">
            <text:p>139021,245283</text:p>
          </table:table-cell>
          <table:table-cell table:formula="of:=[.S18]" office:value-type="float" office:value="145528.54717">
            <text:p>145528,54717</text:p>
          </table:table-cell>
          <table:table-cell table:formula="of:=([.M54]-[.N54])/[.N54]" office:value-type="float" office:value="-0.0447149512143378">
            <text:p>-0,0447149512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19]" office:value-type="float" office:value="208">
            <text:p>208</text:p>
          </table:table-cell>
          <table:table-cell table:formula="of:=[.K19]" office:value-type="float" office:value="55743.792452">
            <text:p>55743,792452</text:p>
          </table:table-cell>
          <table:table-cell table:formula="of:=[.U19]" office:value-type="float" office:value="56777.150943">
            <text:p>56777,150943</text:p>
          </table:table-cell>
          <table:table-cell table:formula="of:=([.E55]-[.F55])/[.F55]" office:value-type="float" office:value="-0.0182002526339762">
            <text:p>-0,0182002526</text:p>
          </table:table-cell>
          <table:table-cell/>
          <table:table-cell table:formula="of:=[.E19]" office:value-type="float" office:value="128089.849057">
            <text:p>128089,849057</text:p>
          </table:table-cell>
          <table:table-cell table:formula="of:=[.Q19]" office:value-type="float" office:value="135471.584906">
            <text:p>135471,584906</text:p>
          </table:table-cell>
          <table:table-cell table:formula="of:=([.I55]-[.J55])/[.J55]" office:value-type="float" office:value="-0.0544891820238317">
            <text:p>-0,054489182</text:p>
          </table:table-cell>
          <table:table-cell/>
          <table:table-cell table:formula="of:=[.H19]" office:value-type="float" office:value="138014.867924">
            <text:p>138014,867924</text:p>
          </table:table-cell>
          <table:table-cell table:formula="of:=[.S19]" office:value-type="float" office:value="145330.679245">
            <text:p>145330,679245</text:p>
          </table:table-cell>
          <table:table-cell table:formula="of:=([.M55]-[.N55])/[.N55]" office:value-type="float" office:value="-0.0503390705872016">
            <text:p>-0,0503390706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20]" office:value-type="float" office:value="224">
            <text:p>224</text:p>
          </table:table-cell>
          <table:table-cell table:formula="of:=[.K20]" office:value-type="float" office:value="54446.075472">
            <text:p>54446,075472</text:p>
          </table:table-cell>
          <table:table-cell table:formula="of:=[.U20]" office:value-type="float" office:value="55314.830189">
            <text:p>55314,830189</text:p>
          </table:table-cell>
          <table:table-cell table:formula="of:=([.E56]-[.F56])/[.F56]" office:value-type="float" office:value="-0.0157056383257734">
            <text:p>-0,0157056383</text:p>
          </table:table-cell>
          <table:table-cell/>
          <table:table-cell table:formula="of:=[.E20]" office:value-type="float" office:value="125953.339623">
            <text:p>125953,339623</text:p>
          </table:table-cell>
          <table:table-cell table:formula="of:=[.Q20]" office:value-type="float" office:value="132895.037736">
            <text:p>132895,037736</text:p>
          </table:table-cell>
          <table:table-cell table:formula="of:=([.I56]-[.J56])/[.J56]" office:value-type="float" office:value="-0.0522344417914978">
            <text:p>-0,0522344418</text:p>
          </table:table-cell>
          <table:table-cell/>
          <table:table-cell table:formula="of:=[.H20]" office:value-type="float" office:value="135249.679246">
            <text:p>135249,679246</text:p>
          </table:table-cell>
          <table:table-cell table:formula="of:=[.S20]" office:value-type="float" office:value="143279.245283">
            <text:p>143279,245283</text:p>
          </table:table-cell>
          <table:table-cell table:formula="of:=([.M56]-[.N56])/[.N56]" office:value-type="float" office:value="-0.0560413758541251">
            <text:p>-0,0560413759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21]" office:value-type="float" office:value="240">
            <text:p>240</text:p>
          </table:table-cell>
          <table:table-cell table:formula="of:=[.K21]" office:value-type="float" office:value="53991.037736">
            <text:p>53991,037736</text:p>
          </table:table-cell>
          <table:table-cell table:formula="of:=[.U21]" office:value-type="float" office:value="54314.320755">
            <text:p>54314,320755</text:p>
          </table:table-cell>
          <table:table-cell table:formula="of:=([.E57]-[.F57])/[.F57]" office:value-type="float" office:value="-0.00595207699380539">
            <text:p>-0,005952077</text:p>
          </table:table-cell>
          <table:table-cell/>
          <table:table-cell table:formula="of:=[.E21]" office:value-type="float" office:value="123632.509434">
            <text:p>123632,509434</text:p>
          </table:table-cell>
          <table:table-cell table:formula="of:=[.Q21]" office:value-type="float" office:value="130008.320754">
            <text:p>130008,320754</text:p>
          </table:table-cell>
          <table:table-cell table:formula="of:=([.I57]-[.J57])/[.J57]" office:value-type="float" office:value="-0.0490415635170323">
            <text:p>-0,0490415635</text:p>
          </table:table-cell>
          <table:table-cell/>
          <table:table-cell table:formula="of:=[.H21]" office:value-type="float" office:value="131418.132075">
            <text:p>131418,132075</text:p>
          </table:table-cell>
          <table:table-cell table:formula="of:=[.S21]" office:value-type="float" office:value="140356.603774">
            <text:p>140356,603774</text:p>
          </table:table-cell>
          <table:table-cell table:formula="of:=([.M57]-[.N57])/[.N57]" office:value-type="float" office:value="-0.063684012427321">
            <text:p>-0,0636840124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22]" office:value-type="float" office:value="256">
            <text:p>256</text:p>
          </table:table-cell>
          <table:table-cell table:formula="of:=[.K22]" office:value-type="float" office:value="52555.811321">
            <text:p>52555,811321</text:p>
          </table:table-cell>
          <table:table-cell table:formula="of:=[.U22]" office:value-type="float" office:value="54533.188679">
            <text:p>54533,188679</text:p>
          </table:table-cell>
          <table:table-cell table:formula="of:=([.E58]-[.F58])/[.F58]" office:value-type="float" office:value="-0.0362600721853894">
            <text:p>-0,0362600722</text:p>
          </table:table-cell>
          <table:table-cell/>
          <table:table-cell table:formula="of:=[.E22]" office:value-type="float" office:value="123196.622641">
            <text:p>123196,622641</text:p>
          </table:table-cell>
          <table:table-cell table:formula="of:=[.Q22]" office:value-type="float" office:value="129643.358491">
            <text:p>129643,358491</text:p>
          </table:table-cell>
          <table:table-cell table:formula="of:=([.I58]-[.J58])/[.J58]" office:value-type="float" office:value="-0.049726695798671">
            <text:p>-0,0497266958</text:p>
          </table:table-cell>
          <table:table-cell/>
          <table:table-cell table:formula="of:=[.H22]" office:value-type="float" office:value="130042.679246">
            <text:p>130042,679246</text:p>
          </table:table-cell>
          <table:table-cell table:formula="of:=[.S22]" office:value-type="float" office:value="139856.056603">
            <text:p>139856,056603</text:p>
          </table:table-cell>
          <table:table-cell table:formula="of:=([.M58]-[.N58])/[.N58]" office:value-type="float" office:value="-0.0701676966687012">
            <text:p>-0,0701676967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23]" office:value-type="float" office:value="272">
            <text:p>272</text:p>
          </table:table-cell>
          <table:table-cell table:formula="of:=[.K23]" office:value-type="float" office:value="51652.169812">
            <text:p>51652,169812</text:p>
          </table:table-cell>
          <table:table-cell table:formula="of:=[.U23]" office:value-type="float" office:value="52226.886792">
            <text:p>52226,886792</text:p>
          </table:table-cell>
          <table:table-cell table:formula="of:=([.E59]-[.F59])/[.F59]" office:value-type="float" office:value="-0.0110042358505664">
            <text:p>-0,0110042359</text:p>
          </table:table-cell>
          <table:table-cell/>
          <table:table-cell table:formula="of:=[.E23]" office:value-type="float" office:value="120056.471698">
            <text:p>120056,471698</text:p>
          </table:table-cell>
          <table:table-cell table:formula="of:=[.Q23]" office:value-type="float" office:value="126058.528302">
            <text:p>126058,528302</text:p>
          </table:table-cell>
          <table:table-cell table:formula="of:=([.I59]-[.J59])/[.J59]" office:value-type="float" office:value="-0.0476132530249823">
            <text:p>-0,047613253</text:p>
          </table:table-cell>
          <table:table-cell/>
          <table:table-cell table:formula="of:=[.H23]" office:value-type="float" office:value="126982.641509">
            <text:p>126982,641509</text:p>
          </table:table-cell>
          <table:table-cell table:formula="of:=[.S23]" office:value-type="float" office:value="133633.320754">
            <text:p>133633,320754</text:p>
          </table:table-cell>
          <table:table-cell table:formula="of:=([.M59]-[.N59])/[.N59]" office:value-type="float" office:value="-0.0497681207611607">
            <text:p>-0,0497681208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24]" office:value-type="float" office:value="288">
            <text:p>288</text:p>
          </table:table-cell>
          <table:table-cell table:formula="of:=[.K24]" office:value-type="float" office:value="50790.811321">
            <text:p>50790,811321</text:p>
          </table:table-cell>
          <table:table-cell table:formula="of:=[.U24]" office:value-type="float" office:value="51625.113207">
            <text:p>51625,113207</text:p>
          </table:table-cell>
          <table:table-cell table:formula="of:=([.E60]-[.F60])/[.F60]" office:value-type="float" office:value="-0.0161607759125819">
            <text:p>-0,0161607759</text:p>
          </table:table-cell>
          <table:table-cell/>
          <table:table-cell table:formula="of:=[.E24]" office:value-type="float" office:value="117456.90566">
            <text:p>117456,90566</text:p>
          </table:table-cell>
          <table:table-cell table:formula="of:=[.Q24]" office:value-type="float" office:value="122435.150943">
            <text:p>122435,150943</text:p>
          </table:table-cell>
          <table:table-cell table:formula="of:=([.I60]-[.J60])/[.J60]" office:value-type="float" office:value="-0.0406602617357627">
            <text:p>-0,0406602617</text:p>
          </table:table-cell>
          <table:table-cell/>
          <table:table-cell table:formula="of:=[.H24]" office:value-type="float" office:value="122652">
            <text:p>122652</text:p>
          </table:table-cell>
          <table:table-cell table:formula="of:=[.S24]" office:value-type="float" office:value="127548.113207">
            <text:p>127548,113207</text:p>
          </table:table-cell>
          <table:table-cell table:formula="of:=([.M60]-[.N60])/[.N60]" office:value-type="float" office:value="-0.0383864024633122">
            <text:p>-0,0383864025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25]" office:value-type="float" office:value="304">
            <text:p>304</text:p>
          </table:table-cell>
          <table:table-cell table:formula="of:=[.K25]" office:value-type="float" office:value="49125.207547">
            <text:p>49125,207547</text:p>
          </table:table-cell>
          <table:table-cell table:formula="of:=[.U25]" office:value-type="float" office:value="50472.867924">
            <text:p>50472,867924</text:p>
          </table:table-cell>
          <table:table-cell table:formula="of:=([.E61]-[.F61])/[.F61]" office:value-type="float" office:value="-0.0267006895472881">
            <text:p>-0,0267006895</text:p>
          </table:table-cell>
          <table:table-cell/>
          <table:table-cell table:formula="of:=[.E25]" office:value-type="float" office:value="113652.339623">
            <text:p>113652,339623</text:p>
          </table:table-cell>
          <table:table-cell table:formula="of:=[.Q25]" office:value-type="float" office:value="119404.056604">
            <text:p>119404,056604</text:p>
          </table:table-cell>
          <table:table-cell table:formula="of:=([.I61]-[.J61])/[.J61]" office:value-type="float" office:value="-0.0481701974337052">
            <text:p>-0,0481701974</text:p>
          </table:table-cell>
          <table:table-cell/>
          <table:table-cell table:formula="of:=[.H25]" office:value-type="float" office:value="117736.264151">
            <text:p>117736,264151</text:p>
          </table:table-cell>
          <table:table-cell table:formula="of:=[.S25]" office:value-type="float" office:value="121129.924529">
            <text:p>121129,924529</text:p>
          </table:table-cell>
          <table:table-cell table:formula="of:=([.M61]-[.N61])/[.N61]" office:value-type="float" office:value="-0.0280166968748298">
            <text:p>-0,0280166969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26]" office:value-type="float" office:value="320">
            <text:p>320</text:p>
          </table:table-cell>
          <table:table-cell table:formula="of:=[.K26]" office:value-type="float" office:value="48366.396227">
            <text:p>48366,396227</text:p>
          </table:table-cell>
          <table:table-cell table:formula="of:=[.U26]" office:value-type="float" office:value="49028.924528">
            <text:p>49028,924528</text:p>
          </table:table-cell>
          <table:table-cell table:formula="of:=([.E62]-[.F62])/[.F62]" office:value-type="float" office:value="-0.0135130090528835">
            <text:p>-0,0135130091</text:p>
          </table:table-cell>
          <table:table-cell/>
          <table:table-cell table:formula="of:=[.E26]" office:value-type="float" office:value="108518.566038">
            <text:p>108518,566038</text:p>
          </table:table-cell>
          <table:table-cell table:formula="of:=[.Q26]" office:value-type="float" office:value="115475.603773">
            <text:p>115475,603773</text:p>
          </table:table-cell>
          <table:table-cell table:formula="of:=([.I62]-[.J62])/[.J62]" office:value-type="float" office:value="-0.0602468184420669">
            <text:p>-0,0602468184</text:p>
          </table:table-cell>
          <table:table-cell/>
          <table:table-cell table:formula="of:=[.H26]" office:value-type="float" office:value="111695.849057">
            <text:p>111695,849057</text:p>
          </table:table-cell>
          <table:table-cell table:formula="of:=[.S26]" office:value-type="float" office:value="113771.396227">
            <text:p>113771,396227</text:p>
          </table:table-cell>
          <table:table-cell table:formula="of:=([.M62]-[.N62])/[.N62]" office:value-type="float" office:value="-0.0182431370171358">
            <text:p>-0,018243137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27]" office:value-type="float" office:value="336">
            <text:p>336</text:p>
          </table:table-cell>
          <table:table-cell table:formula="of:=[.K27]" office:value-type="float" office:value="47633.773585">
            <text:p>47633,773585</text:p>
          </table:table-cell>
          <table:table-cell table:formula="of:=[.U27]" office:value-type="float" office:value="48749.301887">
            <text:p>48749,301887</text:p>
          </table:table-cell>
          <table:table-cell table:formula="of:=([.E63]-[.F63])/[.F63]" office:value-type="float" office:value="-0.0228829595259799">
            <text:p>-0,0228829595</text:p>
          </table:table-cell>
          <table:table-cell/>
          <table:table-cell table:formula="of:=[.E27]" office:value-type="float" office:value="106687.943396">
            <text:p>106687,943396</text:p>
          </table:table-cell>
          <table:table-cell table:formula="of:=[.Q27]" office:value-type="float" office:value="112549.490566">
            <text:p>112549,490566</text:p>
          </table:table-cell>
          <table:table-cell table:formula="of:=([.I63]-[.J63])/[.J63]" office:value-type="float" office:value="-0.0520797307968509">
            <text:p>-0,0520797308</text:p>
          </table:table-cell>
          <table:table-cell/>
          <table:table-cell table:formula="of:=[.H27]" office:value-type="float" office:value="101651.490566">
            <text:p>101651,490566</text:p>
          </table:table-cell>
          <table:table-cell table:formula="of:=[.S27]" office:value-type="float" office:value="108349.54717">
            <text:p>108349,54717</text:p>
          </table:table-cell>
          <table:table-cell table:formula="of:=([.M63]-[.N63])/[.N63]" office:value-type="float" office:value="-0.0618189625978851">
            <text:p>-0,0618189626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28]" office:value-type="float" office:value="352">
            <text:p>352</text:p>
          </table:table-cell>
          <table:table-cell table:formula="of:=[.K28]" office:value-type="float" office:value="49777.981132">
            <text:p>49777,981132</text:p>
          </table:table-cell>
          <table:table-cell table:formula="of:=[.U28]" office:value-type="float" office:value="47670.811321">
            <text:p>47670,811321</text:p>
          </table:table-cell>
          <table:table-cell table:formula="of:=([.E64]-[.F64])/[.F64]" office:value-type="float" office:value="0.0442025162276134">
            <text:p>0,0442025162</text:p>
          </table:table-cell>
          <table:table-cell/>
          <table:table-cell table:formula="of:=[.E28]" office:value-type="float" office:value="99889.943396">
            <text:p>99889,943396</text:p>
          </table:table-cell>
          <table:table-cell table:formula="of:=[.Q28]" office:value-type="float" office:value="108981.867924">
            <text:p>108981,867924</text:p>
          </table:table-cell>
          <table:table-cell table:formula="of:=([.I64]-[.J64])/[.J64]" office:value-type="float" office:value="-0.0834260294963964">
            <text:p>-0,0834260295</text:p>
          </table:table-cell>
          <table:table-cell/>
          <table:table-cell table:formula="of:=[.H28]" office:value-type="float" office:value="96970.301887">
            <text:p>96970,301887</text:p>
          </table:table-cell>
          <table:table-cell table:formula="of:=[.S28]" office:value-type="float" office:value="103166.792452">
            <text:p>103166,792452</text:p>
          </table:table-cell>
          <table:table-cell table:formula="of:=([.M64]-[.N64])/[.N64]" office:value-type="float" office:value="-0.0600628401613147">
            <text:p>-0,0600628402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29]" office:value-type="float" office:value="368">
            <text:p>368</text:p>
          </table:table-cell>
          <table:table-cell table:formula="of:=[.K29]" office:value-type="float" office:value="48807.094339">
            <text:p>48807,094339</text:p>
          </table:table-cell>
          <table:table-cell table:formula="of:=[.U29]" office:value-type="float" office:value="50536.528302">
            <text:p>50536,528302</text:p>
          </table:table-cell>
          <table:table-cell table:formula="of:=([.E65]-[.F65])/[.F65]" office:value-type="float" office:value="-0.0342214635850155">
            <text:p>-0,0342214636</text:p>
          </table:table-cell>
          <table:table-cell/>
          <table:table-cell table:formula="of:=[.E29]" office:value-type="float" office:value="99588.377359">
            <text:p>99588,377359</text:p>
          </table:table-cell>
          <table:table-cell table:formula="of:=[.Q29]" office:value-type="float" office:value="104352.566038">
            <text:p>104352,566038</text:p>
          </table:table-cell>
          <table:table-cell table:formula="of:=([.I65]-[.J65])/[.J65]" office:value-type="float" office:value="-0.0456547343288628">
            <text:p>-0,0456547343</text:p>
          </table:table-cell>
          <table:table-cell/>
          <table:table-cell table:formula="of:=[.H29]" office:value-type="float" office:value="98272.471698">
            <text:p>98272,471698</text:p>
          </table:table-cell>
          <table:table-cell table:formula="of:=[.S29]" office:value-type="float" office:value="97601.433962">
            <text:p>97601,433962</text:p>
          </table:table-cell>
          <table:table-cell table:formula="of:=([.M65]-[.N65])/[.N65]" office:value-type="float" office:value="0.00687528562604172">
            <text:p>0,0068752856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30]" office:value-type="float" office:value="384">
            <text:p>384</text:p>
          </table:table-cell>
          <table:table-cell table:formula="of:=[.K30]" office:value-type="float" office:value="57624.018868">
            <text:p>57624,018868</text:p>
          </table:table-cell>
          <table:table-cell table:formula="of:=[.U30]" office:value-type="float" office:value="60033.226415">
            <text:p>60033,226415</text:p>
          </table:table-cell>
          <table:table-cell table:formula="of:=([.E66]-[.F66])/[.F66]" office:value-type="float" office:value="-0.040131235498581">
            <text:p>-0,0401312355</text:p>
          </table:table-cell>
          <table:table-cell/>
          <table:table-cell table:formula="of:=[.E30]" office:value-type="float" office:value="96742.188679">
            <text:p>96742,188679</text:p>
          </table:table-cell>
          <table:table-cell table:formula="of:=[.Q30]" office:value-type="float" office:value="100763.018868">
            <text:p>100763,018868</text:p>
          </table:table-cell>
          <table:table-cell table:formula="of:=([.I66]-[.J66])/[.J66]" office:value-type="float" office:value="-0.0399038281521448">
            <text:p>-0,0399038282</text:p>
          </table:table-cell>
          <table:table-cell/>
          <table:table-cell table:formula="of:=[.H30]" office:value-type="float" office:value="86273.735849">
            <text:p>86273,735849</text:p>
          </table:table-cell>
          <table:table-cell table:formula="of:=[.S30]" office:value-type="float" office:value="94202.90566">
            <text:p>94202,90566</text:p>
          </table:table-cell>
          <table:table-cell table:formula="of:=([.M66]-[.N66])/[.N66]" office:value-type="float" office:value="-0.0841711808722567">
            <text:p>-0,0841711809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31]" office:value-type="float" office:value="400">
            <text:p>400</text:p>
          </table:table-cell>
          <table:table-cell table:formula="of:=[.K31]" office:value-type="float" office:value="57641.660377">
            <text:p>57641,660377</text:p>
          </table:table-cell>
          <table:table-cell table:formula="of:=[.U31]" office:value-type="float" office:value="59565.150944">
            <text:p>59565,150944</text:p>
          </table:table-cell>
          <table:table-cell table:formula="of:=([.E67]-[.F67])/[.F67]" office:value-type="float" office:value="-0.0322922134254031">
            <text:p>-0,0322922134</text:p>
          </table:table-cell>
          <table:table-cell/>
          <table:table-cell table:formula="of:=[.E31]" office:value-type="float" office:value="93691.698113">
            <text:p>93691,698113</text:p>
          </table:table-cell>
          <table:table-cell table:formula="of:=[.Q31]" office:value-type="float" office:value="96568.433962">
            <text:p>96568,433962</text:p>
          </table:table-cell>
          <table:table-cell table:formula="of:=([.I67]-[.J67])/[.J67]" office:value-type="float" office:value="-0.0297896085809157">
            <text:p>-0,0297896086</text:p>
          </table:table-cell>
          <table:table-cell/>
          <table:table-cell table:formula="of:=[.H31]" office:value-type="float" office:value="90995.962264">
            <text:p>90995,962264</text:p>
          </table:table-cell>
          <table:table-cell table:formula="of:=[.S31]" office:value-type="float" office:value="90426.811321">
            <text:p>90426,811321</text:p>
          </table:table-cell>
          <table:table-cell table:formula="of:=([.M67]-[.N67])/[.N67]" office:value-type="float" office:value="0.00629405078743306">
            <text:p>0,0062940508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32]" office:value-type="float" office:value="416">
            <text:p>416</text:p>
          </table:table-cell>
          <table:table-cell table:formula="of:=[.K32]" office:value-type="float" office:value="56670.301887">
            <text:p>56670,301887</text:p>
          </table:table-cell>
          <table:table-cell table:formula="of:=[.U32]" office:value-type="float" office:value="58854.283019">
            <text:p>58854,283019</text:p>
          </table:table-cell>
          <table:table-cell table:formula="of:=([.E68]-[.F68])/[.F68]" office:value-type="float" office:value="-0.0371082786157626">
            <text:p>-0,0371082786</text:p>
          </table:table-cell>
          <table:table-cell/>
          <table:table-cell table:formula="of:=[.E32]" office:value-type="float" office:value="91104.584905">
            <text:p>91104,584905</text:p>
          </table:table-cell>
          <table:table-cell table:formula="of:=[.Q32]" office:value-type="float" office:value="92909.830188">
            <text:p>92909,830188</text:p>
          </table:table-cell>
          <table:table-cell table:formula="of:=([.I68]-[.J68])/[.J68]" office:value-type="float" office:value="-0.0194300783818801">
            <text:p>-0,0194300784</text:p>
          </table:table-cell>
          <table:table-cell/>
          <table:table-cell table:formula="of:=[.H32]" office:value-type="float" office:value="86732.716982">
            <text:p>86732,716982</text:p>
          </table:table-cell>
          <table:table-cell table:formula="of:=[.S32]" office:value-type="float" office:value="87003.54717">
            <text:p>87003,54717</text:p>
          </table:table-cell>
          <table:table-cell table:formula="of:=([.M68]-[.N68])/[.N68]" office:value-type="float" office:value="-0.0031128637487713">
            <text:p>-0,0031128637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33]" office:value-type="float" office:value="432">
            <text:p>432</text:p>
          </table:table-cell>
          <table:table-cell table:formula="of:=[.K33]" office:value-type="float" office:value="56171.867925">
            <text:p>56171,867925</text:p>
          </table:table-cell>
          <table:table-cell table:formula="of:=[.U33]" office:value-type="float" office:value="57430.603773">
            <text:p>57430,603773</text:p>
          </table:table-cell>
          <table:table-cell table:formula="of:=([.E69]-[.F69])/[.F69]" office:value-type="float" office:value="-0.0219175102698777">
            <text:p>-0,0219175103</text:p>
          </table:table-cell>
          <table:table-cell/>
          <table:table-cell table:formula="of:=[.E33]" office:value-type="float" office:value="84735.09434">
            <text:p>84735,09434</text:p>
          </table:table-cell>
          <table:table-cell table:formula="of:=[.Q33]" office:value-type="float" office:value="85384.792453">
            <text:p>85384,792453</text:p>
          </table:table-cell>
          <table:table-cell table:formula="of:=([.I69]-[.J69])/[.J69]" office:value-type="float" office:value="-0.0076090612196268">
            <text:p>-0,0076090612</text:p>
          </table:table-cell>
          <table:table-cell/>
          <table:table-cell table:formula="of:=[.H33]" office:value-type="float" office:value="76391.943396">
            <text:p>76391,943396</text:p>
          </table:table-cell>
          <table:table-cell table:formula="of:=[.S33]" office:value-type="float" office:value="80527.301887">
            <text:p>80527,301887</text:p>
          </table:table-cell>
          <table:table-cell table:formula="of:=([.M69]-[.N69])/[.N69]" office:value-type="float" office:value="-0.0513534961944079">
            <text:p>-0,0513534962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34]" office:value-type="float" office:value="448">
            <text:p>448</text:p>
          </table:table-cell>
          <table:table-cell table:formula="of:=[.K34]" office:value-type="float" office:value="54326.641509">
            <text:p>54326,641509</text:p>
          </table:table-cell>
          <table:table-cell table:formula="of:=[.U34]" office:value-type="float" office:value="56284.584906">
            <text:p>56284,584906</text:p>
          </table:table-cell>
          <table:table-cell table:formula="of:=([.E70]-[.F70])/[.F70]" office:value-type="float" office:value="-0.0347864943886488">
            <text:p>-0,0347864944</text:p>
          </table:table-cell>
          <table:table-cell/>
          <table:table-cell table:formula="of:=[.E34]" office:value-type="float" office:value="81559.283019">
            <text:p>81559,283019</text:p>
          </table:table-cell>
          <table:table-cell table:formula="of:=[.Q34]" office:value-type="float" office:value="81465.943396">
            <text:p>81465,943396</text:p>
          </table:table-cell>
          <table:table-cell table:formula="of:=([.I70]-[.J70])/[.J70]" office:value-type="float" office:value="0.00114575022529691">
            <text:p>0,0011457502</text:p>
          </table:table-cell>
          <table:table-cell/>
          <table:table-cell table:formula="of:=[.H34]" office:value-type="float" office:value="77522.245283">
            <text:p>77522,245283</text:p>
          </table:table-cell>
          <table:table-cell table:formula="of:=[.S34]" office:value-type="float" office:value="75824.867924">
            <text:p>75824,867924</text:p>
          </table:table-cell>
          <table:table-cell table:formula="of:=([.M70]-[.N70])/[.N70]" office:value-type="float" office:value="0.0223854970733518">
            <text:p>0,0223854971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35]" office:value-type="float" office:value="464">
            <text:p>464</text:p>
          </table:table-cell>
          <table:table-cell table:formula="of:=[.K35]" office:value-type="float" office:value="53211.73585">
            <text:p>53211,73585</text:p>
          </table:table-cell>
          <table:table-cell table:formula="of:=[.U35]" office:value-type="float" office:value="56402.566038">
            <text:p>56402,566038</text:p>
          </table:table-cell>
          <table:table-cell table:formula="of:=([.E71]-[.F71])/[.F71]" office:value-type="float" office:value="-0.0565724294502886">
            <text:p>-0,0565724295</text:p>
          </table:table-cell>
          <table:table-cell/>
          <table:table-cell table:formula="of:=[.E35]" office:value-type="float" office:value="78278.45283">
            <text:p>78278,45283</text:p>
          </table:table-cell>
          <table:table-cell table:formula="of:=[.Q35]" office:value-type="float" office:value="78675.584905">
            <text:p>78675,584905</text:p>
          </table:table-cell>
          <table:table-cell table:formula="of:=([.I71]-[.J71])/[.J71]" office:value-type="float" office:value="-0.00504771684226478">
            <text:p>-0,0050477168</text:p>
          </table:table-cell>
          <table:table-cell/>
          <table:table-cell table:formula="of:=[.H35]" office:value-type="float" office:value="75164.773584">
            <text:p>75164,773584</text:p>
          </table:table-cell>
          <table:table-cell table:formula="of:=[.S35]" office:value-type="float" office:value="74806.981132">
            <text:p>74806,981132</text:p>
          </table:table-cell>
          <table:table-cell table:formula="of:=([.M71]-[.N71])/[.N71]" office:value-type="float" office:value="0.00478287516199397">
            <text:p>0,0047828752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36]" office:value-type="float" office:value="480">
            <text:p>480</text:p>
          </table:table-cell>
          <table:table-cell table:formula="of:=[.K36]" office:value-type="float" office:value="53043.584906">
            <text:p>53043,584906</text:p>
          </table:table-cell>
          <table:table-cell table:formula="of:=[.U36]" office:value-type="float" office:value="55881.490566">
            <text:p>55881,490566</text:p>
          </table:table-cell>
          <table:table-cell table:formula="of:=([.E72]-[.F72])/[.F72]" office:value-type="float" office:value="-0.0507843586714681">
            <text:p>-0,0507843587</text:p>
          </table:table-cell>
          <table:table-cell/>
          <table:table-cell table:formula="of:=[.E36]" office:value-type="float" office:value="72023.490566">
            <text:p>72023,490566</text:p>
          </table:table-cell>
          <table:table-cell table:formula="of:=[.Q36]" office:value-type="float" office:value="76737.056604">
            <text:p>76737,056604</text:p>
          </table:table-cell>
          <table:table-cell table:formula="of:=([.I72]-[.J72])/[.J72]" office:value-type="float" office:value="-0.0614249001277735">
            <text:p>-0,0614249001</text:p>
          </table:table-cell>
          <table:table-cell/>
          <table:table-cell table:formula="of:=[.H36]" office:value-type="float" office:value="68264.207548">
            <text:p>68264,207548</text:p>
          </table:table-cell>
          <table:table-cell table:formula="of:=[.S36]" office:value-type="float" office:value="73210.792453">
            <text:p>73210,792453</text:p>
          </table:table-cell>
          <table:table-cell table:formula="of:=([.M72]-[.N72])/[.N72]" office:value-type="float" office:value="-0.0675663346790791">
            <text:p>-0,0675663347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37]" office:value-type="float" office:value="496">
            <text:p>496</text:p>
          </table:table-cell>
          <table:table-cell table:formula="of:=[.K37]" office:value-type="float" office:value="52022.735849">
            <text:p>52022,735849</text:p>
          </table:table-cell>
          <table:table-cell table:formula="of:=[.U37]" office:value-type="float" office:value="54581.867925">
            <text:p>54581,867925</text:p>
          </table:table-cell>
          <table:table-cell table:formula="of:=([.E73]-[.F73])/[.F73]" office:value-type="float" office:value="-0.0468861212209971">
            <text:p>-0,0468861212</text:p>
          </table:table-cell>
          <table:table-cell/>
          <table:table-cell table:formula="of:=[.E37]" office:value-type="float" office:value="74363.320755">
            <text:p>74363,320755</text:p>
          </table:table-cell>
          <table:table-cell table:formula="of:=[.Q37]" office:value-type="float" office:value="73207.45283">
            <text:p>73207,45283</text:p>
          </table:table-cell>
          <table:table-cell table:formula="of:=([.I73]-[.J73])/[.J73]" office:value-type="float" office:value="0.0157889378788266">
            <text:p>0,0157889379</text:p>
          </table:table-cell>
          <table:table-cell/>
          <table:table-cell table:formula="of:=[.H37]" office:value-type="float" office:value="65795.09434">
            <text:p>65795,09434</text:p>
          </table:table-cell>
          <table:table-cell table:formula="of:=[.S37]" office:value-type="float" office:value="70622.415094">
            <text:p>70622,415094</text:p>
          </table:table-cell>
          <table:table-cell table:formula="of:=([.M73]-[.N73])/[.N73]" office:value-type="float" office:value="-0.0683539460888548">
            <text:p>-0,0683539461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[.D38]" office:value-type="float" office:value="512">
            <text:p>512</text:p>
          </table:table-cell>
          <table:table-cell table:formula="of:=[.K38]" office:value-type="float" office:value="52476.339623">
            <text:p>52476,339623</text:p>
          </table:table-cell>
          <table:table-cell table:formula="of:=[.U38]" office:value-type="float" office:value="54308.245283">
            <text:p>54308,245283</text:p>
          </table:table-cell>
          <table:table-cell table:formula="of:=([.E74]-[.F74])/[.F74]" office:value-type="float" office:value="-0.0337316304449526">
            <text:p>-0,0337316304</text:p>
          </table:table-cell>
          <table:table-cell/>
          <table:table-cell table:formula="of:=[.E38]" office:value-type="float" office:value="68491.283019">
            <text:p>68491,283019</text:p>
          </table:table-cell>
          <table:table-cell table:formula="of:=[.Q38]" office:value-type="float" office:value="71234.283019">
            <text:p>71234,283019</text:p>
          </table:table-cell>
          <table:table-cell table:formula="of:=([.I74]-[.J74])/[.J74]" office:value-type="float" office:value="-0.0385067397852291">
            <text:p>-0,0385067398</text:p>
          </table:table-cell>
          <table:table-cell/>
          <table:table-cell table:formula="of:=[.H38]" office:value-type="float" office:value="69504.54717">
            <text:p>69504,54717</text:p>
          </table:table-cell>
          <table:table-cell table:formula="of:=[.S38]" office:value-type="float" office:value="69400.207547">
            <text:p>69400,207547</text:p>
          </table:table-cell>
          <table:table-cell table:formula="of:=([.M74]-[.N74])/[.N74]" office:value-type="float" office:value="0.00150344828478135">
            <text:p>0,0015034483</text:p>
          </table:table-cell>
          <table:table-cell table:number-columns-repeated="7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number-columns-repeated="6"/>
          <table:table-cell table:formula="of:=AVERAGE([.G43:.G74])" office:value-type="float" office:value="-0.0193637120734144">
            <text:p>-0,0193637121</text:p>
          </table:table-cell>
          <table:table-cell table:number-columns-repeated="3"/>
          <table:table-cell table:formula="of:=AVERAGE([.K43:.K74])" office:value-type="float" office:value="-0.0349924800029956">
            <text:p>-0,03499248</text:p>
          </table:table-cell>
          <table:table-cell table:number-columns-repeated="3"/>
          <table:table-cell table:formula="of:=AVERAGE([.O43:.O74])" office:value-type="float" office:value="-0.0311848655244684">
            <text:p>-0,0311848655</text:p>
          </table:table-cell>
          <table:table-cell table:number-columns-repeated="7"/>
        </table:table-row>
        <table:table-row table:style-name="ro2" table:number-rows-repeated="73">
          <table:table-cell table:number-columns-repeated="22"/>
        </table:table-row>
        <table:table-row table:style-name="ro2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7T15:44:29</meta:creation-date>
    <dc:date>2013-10-08T15:26:37</dc:date>
    <meta:editing-duration>PT22H41M57S</meta:editing-duration>
    <meta:editing-cycles>1</meta:editing-cycles>
    <meta:document-statistic meta:table-count="1" meta:cell-count="856" meta:object-count="0"/>
    <meta:generator>LibreOffice/4.0.4.2$Linux_X86_64 LibreOffice_project/400m0$Build-2</meta:generator>
  </office:meta>
</office:document-meta>
</file>